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/>
    <style:font-face style:name="Calibri" svg:font-family="Calibri" style:font-family-generic="roman"/>
    <style:font-face style:name="Calibri Light" svg:font-family="'Calibri Light'" style:font-family-generic="roman"/>
    <style:font-face style:name="Garamond" svg:font-family="Garamond" style:font-family-generic="roman"/>
    <style:font-face style:name="Times New Roman" svg:font-family="'Times New Roman'" style:font-family-generic="roman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0.8pt" fo:margin-left="-0.1pt" fo:margin-top="0pt" fo:margin-bottom="0pt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0.8pt"/>
    </style:style>
    <style:style style:name="Table1.1" style:family="table-row">
      <style:table-row-properties style:row-height="1.15pt" fo:keep-together="auto"/>
    </style:style>
    <style:style style:name="Table1.A1" style:family="table-cell">
      <style:table-cell-properties style:vertical-align="middle" fo:background-color="#ffffff" fo:padding-left="0.1pt" fo:padding-right="0pt" fo:padding-top="0pt" fo:padding-bottom="0pt" fo:border="0.25pt solid #ffffff">
        <style:background-image/>
      </style:table-cell-properties>
    </style:style>
    <style:style style:name="P1" style:family="paragraph" style:master-page-name="Standard">
      <style:paragraph-properties style:page-number="auto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size-complex="11pt" style:font-weight-complex="bold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00" fo:font-style="italic" style:font-style-asian="italic" style:font-weight-complex="bold"/>
    </style:style>
    <style:style style:name="T5" style:family="text">
      <style:text-properties fo:color="#000000" fo:font-style="italic" style:font-style-asian="italic"/>
    </style:style>
    <style:style style:name="T6" style:family="text">
      <style:text-properties fo:color="#000000" fo:font-style="italic" style:font-style-asian="italic" style:font-size-complex="8pt" style:font-style-complex="italic"/>
    </style:style>
    <style:style style:name="T7" style:family="text">
      <style:text-properties fo:color="#000000" fo:font-style="italic" style:font-style-asian="italic" style:font-size-complex="11pt"/>
    </style:style>
    <style:style style:name="T8" style:family="text">
      <style:text-properties fo:color="#000000" fo:font-style="italic" style:font-style-asian="italic" style:font-size-complex="11pt" style:font-weight-complex="bold"/>
    </style:style>
    <style:style style:name="T9" style:family="text">
      <style:text-properties fo:color="#000000" fo:font-style="italic" officeooo:rsid="00198d73" style:font-style-asian="italic"/>
    </style:style>
    <style:style style:name="T10" style:family="text">
      <style:text-properties fo:color="#000000" fo:language="nb" fo:country="NO"/>
    </style:style>
    <style:style style:name="T11" style:family="text">
      <style:text-properties fo:color="#000000" fo:language="nb" fo:country="NO" fo:font-style="italic" style:font-style-asian="italic"/>
    </style:style>
    <style:style style:name="T12" style:family="text">
      <style:text-properties fo:color="#000000" fo:language="nb" fo:country="NO" fo:font-style="italic" style:font-style-asian="italic" style:font-size-complex="11pt" style:font-weight-complex="bold"/>
    </style:style>
    <style:style style:name="T13" style:family="text">
      <style:text-properties fo:color="#000000" fo:language="nb" fo:country="NO" fo:font-style="italic" style:font-style-asian="italic" style:font-size-complex="11pt"/>
    </style:style>
    <style:style style:name="T14" style:family="text">
      <style:text-properties fo:color="#000000" fo:language="nb" fo:country="NO" fo:font-style="italic" style:font-style-asian="italic" style:font-weight-complex="bold"/>
    </style:style>
    <style:style style:name="T15" style:family="text">
      <style:text-properties fo:color="#000000" fo:language="nb" fo:country="NO" style:font-size-complex="11pt" style:font-weight-complex="bold"/>
    </style:style>
    <style:style style:name="T16" style:family="text">
      <style:text-properties fo:color="#000000" fo:language="nb" fo:country="NO" style:font-size-complex="11pt"/>
    </style:style>
    <style:style style:name="T17" style:family="text">
      <style:text-properties fo:color="#000000" fo:language="nb" fo:country="NO" style:font-weight-complex="bold"/>
    </style:style>
    <style:style style:name="T18" style:family="text">
      <style:text-properties fo:color="#000000" fo:language="nb" fo:country="NO" fo:font-weight="bold" style:font-weight-asian="bold" style:font-size-complex="11pt" style:font-weight-complex="bold"/>
    </style:style>
    <style:style style:name="T19" style:family="text">
      <style:text-properties fo:color="#000000" style:font-size-complex="11pt" style:font-weight-complex="bold"/>
    </style:style>
    <style:style style:name="T20" style:family="text">
      <style:text-properties fo:color="#000000" style:font-size-complex="11pt"/>
    </style:style>
    <style:style style:name="T21" style:family="text">
      <style:text-properties fo:color="#000000" style:font-size-complex="8pt"/>
    </style:style>
    <style:style style:name="T22" style:family="text">
      <style:text-properties fo:color="#000000" style:font-name="Calibri" fo:font-size="14pt" fo:language="nb" fo:country="NO" style:font-size-asian="14pt" style:font-size-complex="14pt"/>
    </style:style>
    <style:style style:name="T23" style:family="text">
      <style:text-properties fo:color="#000000" style:font-name="Calibri" fo:language="da" fo:country="DK" style:font-name-complex="Calibri1" style:font-size-complex="11pt"/>
    </style:style>
    <style:style style:name="T24" style:family="text">
      <style:text-properties fo:color="#000000" style:font-name="Calibri" fo:language="da" fo:country="DK" style:font-name-complex="Calibri1"/>
    </style:style>
    <style:style style:name="T25" style:family="text">
      <style:text-properties fo:color="#000000" style:font-name="Calibri" fo:language="da" fo:country="DK" fo:font-style="italic" style:font-style-asian="italic" style:font-name-complex="Calibri1" style:font-size-complex="11pt"/>
    </style:style>
    <style:style style:name="T26" style:family="text">
      <style:text-properties fo:color="#000000" style:font-name="Calibri" fo:language="da" fo:country="DK" fo:font-style="italic" style:font-style-asian="italic" style:font-name-complex="Calibri1"/>
    </style:style>
    <style:style style:name="T27" style:family="text">
      <style:text-properties fo:color="#000000" fo:language="da" fo:country="DK" style:font-size-complex="11pt"/>
    </style:style>
    <style:style style:name="T28" style:family="text">
      <style:text-properties fo:color="#000000" fo:language="da" fo:country="DK" fo:font-style="italic" style:font-style-asian="italic" style:font-size-complex="11pt"/>
    </style:style>
    <style:style style:name="T29" style:family="text">
      <style:text-properties fo:color="#000000" fo:language="en" fo:country="US" style:font-size-complex="11pt"/>
    </style:style>
    <style:style style:name="T30" style:family="text">
      <style:text-properties fo:font-size="16pt" fo:font-weight="bold" style:font-size-asian="16pt" style:font-weight-asian="bold" style:font-size-complex="16pt"/>
    </style:style>
    <style:style style:name="T31" style:family="text">
      <style:text-properties fo:font-size="14pt" fo:font-weight="bold" style:font-size-asian="14pt" style:font-weight-asian="bold"/>
    </style:style>
    <style:style style:name="T32" style:family="text">
      <style:text-properties fo:font-size="14pt" fo:font-weight="bold" style:font-size-asian="14pt" style:font-weight-asian="bold" style:font-size-complex="14pt"/>
    </style:style>
    <style:style style:name="T33" style:family="text">
      <style:text-properties fo:language="nb" fo:country="NO"/>
    </style:style>
    <style:style style:name="T34" style:family="text">
      <style:text-properties fo:language="nb" fo:country="NO" fo:font-style="italic" style:font-style-asian="italic"/>
    </style:style>
    <style:style style:name="T35" style:family="text">
      <style:text-properties fo:language="nb" fo:country="NO" fo:font-style="italic" style:font-style-asian="italic" style:font-style-complex="italic"/>
    </style:style>
    <style:style style:name="T36" style:family="text">
      <style:text-properties fo:language="nb" fo:country="NO" fo:font-style="italic" style:font-style-asian="italic" style:font-name-complex="Arial1"/>
    </style:style>
    <style:style style:name="T37" style:family="text">
      <style:text-properties fo:language="nb" fo:country="NO" fo:font-style="italic" style:font-style-asian="italic" style:font-weight-complex="bold"/>
    </style:style>
    <style:style style:name="T38" style:family="text">
      <style:text-properties fo:language="nb" fo:country="NO" fo:font-style="italic" style:font-style-asian="italic" style:font-size-complex="12pt"/>
    </style:style>
    <style:style style:name="T39" style:family="text">
      <style:text-properties fo:language="nb" fo:country="NO" fo:font-style="italic" style:font-style-asian="italic" style:font-size-complex="12pt" style:font-style-complex="italic"/>
    </style:style>
    <style:style style:name="T40" style:family="text">
      <style:text-properties fo:language="nb" fo:country="NO" fo:font-style="italic" style:font-name-asian="Calibri1" style:font-style-asian="italic"/>
    </style:style>
    <style:style style:name="T41" style:family="text">
      <style:text-properties fo:language="nb" fo:country="NO" style:font-size-complex="11pt"/>
    </style:style>
    <style:style style:name="T42" style:family="text">
      <style:text-properties fo:language="nb" fo:country="NO" style:font-size-complex="11pt" style:font-weight-complex="bold"/>
    </style:style>
    <style:style style:name="T43" style:family="text">
      <style:text-properties fo:language="nb" fo:country="NO" fo:font-style="normal" style:font-style-asian="normal"/>
    </style:style>
    <style:style style:name="T44" style:family="text">
      <style:text-properties fo:language="nb" fo:country="NO" style:font-weight-complex="bold"/>
    </style:style>
    <style:style style:name="T45" style:family="text">
      <style:text-properties fo:language="nb" fo:country="NO" style:font-name-asian="Calibri1"/>
    </style:style>
    <style:style style:name="T46" style:family="text">
      <style:text-properties fo:language="nb" fo:country="NO" style:font-style-complex="italic"/>
    </style:style>
    <style:style style:name="T47" style:family="text">
      <style:text-properties fo:language="nb" fo:country="NO" style:font-size-complex="12pt"/>
    </style:style>
    <style:style style:name="T48" style:family="text">
      <style:text-properties fo:language="nb" fo:country="NO" style:font-size-complex="12pt" style:font-style-complex="italic"/>
    </style:style>
    <style:style style:name="T49" style:family="text">
      <style:text-properties fo:language="nb" fo:country="NO" fo:font-weight="bold" style:font-weight-asian="bold"/>
    </style:style>
    <style:style style:name="T50" style:family="text">
      <style:text-properties fo:language="nb" fo:country="NO" fo:font-weight="bold" style:font-weight-asian="bold" style:font-weight-complex="bold"/>
    </style:style>
    <style:style style:name="T51" style:family="text">
      <style:text-properties fo:language="nb" fo:country="NO" style:font-name-complex="Calibri1"/>
    </style:style>
    <style:style style:name="T52" style:family="text">
      <style:text-properties fo:language="nb" fo:country="NO" style:language-asian="en" style:country-asian="US" style:language-complex="en" style:country-complex="US"/>
    </style:style>
    <style:style style:name="T53" style:family="text">
      <style:text-properties fo:language="nb" fo:country="NO" fo:font-weight="normal" style:font-weight-asian="normal" style:font-weight-complex="normal"/>
    </style:style>
    <style:style style:name="T54" style:family="text">
      <style:text-properties style:font-name="Calibri"/>
    </style:style>
    <style:style style:name="T55" style:family="text">
      <style:text-properties style:font-name="Calibri" fo:language="nb" fo:country="NO"/>
    </style:style>
    <style:style style:name="T56" style:family="text">
      <style:text-properties style:font-name="Calibri" fo:language="nb" fo:country="NO" style:font-size-complex="11pt"/>
    </style:style>
    <style:style style:name="T57" style:family="text">
      <style:text-properties style:font-name="Calibri" fo:language="nb" fo:country="NO" style:font-size-complex="11pt"/>
    </style:style>
    <style:style style:name="T58" style:family="text">
      <style:text-properties style:font-name="Calibri" fo:language="nb" fo:country="NO" fo:font-style="italic" style:font-style-asian="italic"/>
    </style:style>
    <style:style style:name="T59" style:family="text">
      <style:text-properties style:font-name="Calibri" fo:language="nb" fo:country="NO" fo:font-style="italic" style:font-style-asian="italic" style:font-size-complex="11pt"/>
    </style:style>
    <style:style style:name="T60" style:family="text">
      <style:text-properties style:font-name="Calibri" fo:language="nb" fo:country="NO" fo:font-style="italic" style:font-style-asian="italic" style:font-size-complex="11pt"/>
    </style:style>
    <style:style style:name="T61" style:family="text">
      <style:text-properties style:font-name="Calibri" fo:language="nb" fo:country="NO" fo:font-style="italic" style:font-style-asian="italic" style:font-style-complex="italic"/>
    </style:style>
    <style:style style:name="T62" style:family="text">
      <style:text-properties style:font-name="Calibri" fo:language="nb" fo:country="NO" fo:font-style="italic" style:font-style-asian="italic" style:font-name-complex="Calibri1"/>
    </style:style>
    <style:style style:name="T63" style:family="text">
      <style:text-properties style:font-name="Calibri" fo:language="nb" fo:country="NO" fo:font-style="italic" style:font-style-asian="italic" style:font-name-complex="Calibri1" style:font-size-complex="11pt"/>
    </style:style>
    <style:style style:name="T64" style:family="text">
      <style:text-properties style:font-name="Calibri" fo:language="nb" fo:country="NO" fo:font-style="italic" style:font-style-asian="italic" style:font-name-complex="Calibri1" style:font-size-complex="11pt"/>
    </style:style>
    <style:style style:name="T65" style:family="text">
      <style:text-properties style:font-name="Calibri" fo:language="nb" fo:country="NO" fo:font-style="italic" style:font-style-asian="italic" style:font-name-complex="Calibri1"/>
    </style:style>
    <style:style style:name="T66" style:family="text">
      <style:text-properties style:font-name="Calibri" fo:language="nb" fo:country="NO" fo:font-style="italic" style:font-style-asian="italic" style:font-name-complex="Calibri1"/>
    </style:style>
    <style:style style:name="T67" style:family="text">
      <style:text-properties style:font-name="Calibri" fo:language="nb" fo:country="NO" fo:font-style="italic" style:font-style-asian="italic" style:font-name-complex="Calibri1" style:font-style-complex="italic"/>
    </style:style>
    <style:style style:name="T68" style:family="text">
      <style:text-properties style:font-name="Calibri" fo:language="nb" fo:country="NO" fo:font-style="italic" style:font-style-asian="italic"/>
    </style:style>
    <style:style style:name="T69" style:family="text">
      <style:text-properties style:font-name="Calibri" fo:language="nb" fo:country="NO" fo:font-style="italic" style:font-style-asian="italic" style:font-name-complex="Arial1" style:font-size-complex="11pt"/>
    </style:style>
    <style:style style:name="T70" style:family="text">
      <style:text-properties style:font-name="Calibri" fo:language="nb" fo:country="NO" fo:font-style="italic" style:font-name-asian="Calibri1" style:font-style-asian="italic" style:font-name-complex="F" style:font-size-complex="11pt"/>
    </style:style>
    <style:style style:name="T71" style:family="text">
      <style:text-properties style:font-name="Calibri" fo:language="nb" fo:country="NO" style:font-name-complex="Calibri1"/>
    </style:style>
    <style:style style:name="T72" style:family="text">
      <style:text-properties style:font-name="Calibri" fo:language="nb" fo:country="NO" style:font-name-complex="Calibri1" style:font-size-complex="11pt"/>
    </style:style>
    <style:style style:name="T73" style:family="text">
      <style:text-properties style:font-name="Calibri" fo:language="nb" fo:country="NO" style:font-name-complex="Calibri1" style:font-size-complex="11pt"/>
    </style:style>
    <style:style style:name="T74" style:family="text">
      <style:text-properties style:font-name="Calibri" fo:language="nb" fo:country="NO" style:font-name-complex="Calibri1"/>
    </style:style>
    <style:style style:name="T75" style:family="text">
      <style:text-properties style:font-name="Calibri" fo:language="nb" fo:country="NO" style:font-name-complex="Calibri1"/>
    </style:style>
    <style:style style:name="T76" style:family="text">
      <style:text-properties style:font-name="Calibri" fo:language="nb" fo:country="NO"/>
    </style:style>
    <style:style style:name="T77" style:family="text">
      <style:text-properties style:font-name="Calibri" fo:language="nb" fo:country="NO" fo:font-style="normal" style:font-style-asian="normal" style:font-name-complex="Calibri1" style:font-size-complex="11pt"/>
    </style:style>
    <style:style style:name="T78" style:family="text">
      <style:text-properties style:font-name="Calibri" fo:language="nb" fo:country="NO" style:font-name-complex="Arial1" style:font-size-complex="11pt"/>
    </style:style>
    <style:style style:name="T79" style:family="text">
      <style:text-properties style:font-name="Calibri" fo:language="nb" fo:country="NO" style:language-asian="en" style:country-asian="US" style:font-size-complex="11pt" style:language-complex="en" style:country-complex="US"/>
    </style:style>
    <style:style style:name="T80" style:family="text">
      <style:text-properties style:font-name="Calibri" style:font-size-complex="11pt"/>
    </style:style>
    <style:style style:name="T81" style:family="text">
      <style:text-properties style:font-name="Calibri" fo:language="nn" fo:country="NO" style:font-size-complex="11pt"/>
    </style:style>
    <style:style style:name="T82" style:family="text">
      <style:text-properties style:font-name="Calibri" fo:language="nn" fo:country="NO" style:font-name-complex="Calibri1"/>
    </style:style>
    <style:style style:name="T83" style:family="text">
      <style:text-properties style:font-name="Calibri" fo:language="nn" fo:country="NO" style:font-name-complex="Calibri1" style:font-size-complex="11pt" style:font-weight-complex="bold"/>
    </style:style>
    <style:style style:name="T84" style:family="text">
      <style:text-properties style:font-name="Calibri" fo:language="nn" fo:country="NO" style:font-name-complex="Calibri1" style:font-size-complex="11pt"/>
    </style:style>
    <style:style style:name="T85" style:family="text">
      <style:text-properties style:font-name="Calibri" fo:language="nn" fo:country="NO" style:font-name-complex="Calibri1" style:font-size-complex="11pt"/>
    </style:style>
    <style:style style:name="T86" style:family="text">
      <style:text-properties style:font-name="Calibri" fo:language="nn" fo:country="NO" fo:font-style="italic" style:font-style-asian="italic"/>
    </style:style>
    <style:style style:name="T87" style:family="text">
      <style:text-properties style:font-name="Calibri" fo:language="nn" fo:country="NO" fo:font-style="italic" style:font-style-asian="italic" style:font-name-complex="Calibri1"/>
    </style:style>
    <style:style style:name="T88" style:family="text">
      <style:text-properties style:font-name="Calibri" fo:language="nn" fo:country="NO" fo:font-style="italic" style:font-style-asian="italic" style:font-name-complex="Calibri1" style:font-size-complex="11pt" style:font-weight-complex="bold"/>
    </style:style>
    <style:style style:name="T89" style:family="text">
      <style:text-properties style:font-name="Calibri" fo:language="nn" fo:country="NO" fo:font-style="italic" style:font-style-asian="italic" style:font-name-complex="Calibri1" style:font-size-complex="11pt"/>
    </style:style>
    <style:style style:name="T90" style:family="text">
      <style:text-properties style:font-name="Calibri" fo:language="nn" fo:country="NO"/>
    </style:style>
    <style:style style:name="T91" style:family="text">
      <style:text-properties style:font-name="Calibri" fo:language="en" fo:country="US" style:font-name-complex="Calibri1" style:font-size-complex="11pt"/>
    </style:style>
    <style:style style:name="T92" style:family="text">
      <style:text-properties style:font-name="Calibri" fo:language="en" fo:country="US" fo:font-style="italic" style:font-style-asian="italic" style:font-name-complex="Calibri1" style:font-size-complex="11pt"/>
    </style:style>
    <style:style style:name="T93" style:family="text">
      <style:text-properties style:font-name="Calibri" fo:language="en" fo:country="US" style:font-size-complex="11pt"/>
    </style:style>
    <style:style style:name="T94" style:family="text">
      <style:text-properties style:font-name="Calibri" style:font-name-complex="Calibri1"/>
    </style:style>
    <style:style style:name="T95" style:family="text">
      <style:text-properties style:font-name="Calibri" style:font-name-complex="Calibri1" style:font-size-complex="11pt"/>
    </style:style>
    <style:style style:name="T96" style:family="text">
      <style:text-properties style:font-name="Calibri" style:font-name-complex="Calibri1" style:font-size-complex="11pt"/>
    </style:style>
    <style:style style:name="T97" style:family="text">
      <style:text-properties style:font-name="Calibri" fo:font-style="italic" style:font-style-asian="italic"/>
    </style:style>
    <style:style style:name="T98" style:family="text">
      <style:text-properties style:font-name="Calibri" fo:font-style="italic" style:font-style-asian="italic" style:font-style-complex="italic"/>
    </style:style>
    <style:style style:name="T99" style:family="text">
      <style:text-properties style:font-name="Calibri" fo:font-size="14pt" fo:language="nb" fo:country="NO" fo:font-weight="bold" style:font-size-asian="14pt" style:font-weight-asian="bold" style:font-size-complex="11pt"/>
    </style:style>
    <style:style style:name="T100" style:family="text">
      <style:text-properties style:font-name="Calibri" fo:font-size="14pt" fo:language="nb" fo:country="NO" fo:font-weight="bold" style:font-size-asian="14pt" style:font-weight-asian="bold" style:font-size-complex="14pt"/>
    </style:style>
    <style:style style:name="T101" style:family="text">
      <style:text-properties style:font-name="Calibri" fo:font-size="12pt" fo:language="nb" fo:country="NO" fo:font-style="italic" style:font-size-asian="12pt" style:font-style-asian="italic" style:font-name-complex="Calibri1" style:font-size-complex="11pt"/>
    </style:style>
    <style:style style:name="T102" style:family="text">
      <style:text-properties style:font-name="Calibri" fo:language="da" fo:country="DK" style:font-name-complex="Calibri1"/>
    </style:style>
    <style:style style:name="T103" style:family="text">
      <style:text-properties style:font-name="Calibri" fo:language="da" fo:country="DK" style:font-name-complex="Calibri1" style:font-size-complex="11pt"/>
    </style:style>
    <style:style style:name="T104" style:family="text">
      <style:text-properties style:font-size-complex="8pt"/>
    </style:style>
    <style:style style:name="T105" style:family="text">
      <style:text-properties fo:font-style="italic" style:font-style-asian="italic"/>
    </style:style>
    <style:style style:name="T106" style:family="text">
      <style:text-properties fo:font-style="italic" style:font-style-asian="italic" style:font-size-complex="8pt"/>
    </style:style>
    <style:style style:name="T107" style:family="text">
      <style:text-properties fo:font-style="italic" style:font-style-asian="italic" style:font-size-complex="8pt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color="#0000ff" style:text-underline-style="solid" style:text-underline-width="auto" style:text-underline-color="font-color"/>
    </style:style>
    <style:style style:name="T110" style:family="text">
      <style:text-properties fo:color="#0000ff" style:text-underline-style="solid" style:text-underline-width="auto" style:text-underline-color="font-color" style:font-size-complex="8pt"/>
    </style:style>
    <style:style style:name="T111" style:family="text">
      <style:text-properties fo:color="#0000ff" style:font-name="Calibri" fo:language="nb" fo:country="NO" style:text-underline-style="solid" style:text-underline-width="auto" style:text-underline-color="font-color" style:font-name-asian="Calibri1" style:language-asian="en" style:country-asian="US" style:font-name-complex="F"/>
    </style:style>
    <style:style style:name="T112" style:family="text">
      <style:text-properties fo:language="en" fo:country="US"/>
    </style:style>
    <style:style style:name="T113" style:family="text">
      <style:text-properties fo:language="en" fo:country="US" fo:font-style="italic" style:font-style-asian="italic"/>
    </style:style>
    <style:style style:name="T114" style:family="text">
      <style:text-properties fo:language="en" fo:country="US" fo:font-style="italic" fo:font-weight="normal" style:font-style-asian="italic" style:font-weight-asian="normal"/>
    </style:style>
    <style:style style:name="T115" style:family="text">
      <style:text-properties fo:language="en" fo:country="US" fo:font-weight="normal" style:font-weight-asian="normal"/>
    </style:style>
    <style:style style:name="T116" style:family="text">
      <style:text-properties fo:language="en" fo:country="US" fo:font-weight="normal" style:font-weight-asian="normal" style:font-weight-complex="normal"/>
    </style:style>
    <style:style style:name="T117" style:family="text">
      <style:text-properties fo:language="en" fo:country="US" style:font-size-complex="11pt"/>
    </style:style>
    <style:style style:name="T118" style:family="text">
      <style:text-properties fo:language="en" fo:country="US" style:font-name-complex="Calibri1"/>
    </style:style>
    <style:style style:name="T119" style:family="text">
      <style:text-properties fo:language="en" fo:country="US" fo:font-weight="bold" style:font-weight-asian="bold" style:font-weight-complex="bold"/>
    </style:style>
    <style:style style:name="T120" style:family="text">
      <style:text-properties fo:font-size="12pt" fo:language="en" fo:country="US" style:font-size-asian="12pt"/>
    </style:style>
    <style:style style:name="T121" style:family="text">
      <style:text-properties fo:font-size="12pt" fo:language="nb" fo:country="NO" fo:font-style="italic" style:font-size-asian="12pt" style:font-style-asian="italic" style:font-size-complex="12pt"/>
    </style:style>
    <style:style style:name="T122" style:family="text">
      <style:text-properties fo:font-size="12pt" fo:language="nb" fo:country="NO" style:font-size-asian="12pt" style:font-size-complex="12pt"/>
    </style:style>
    <style:style style:name="T123" style:family="text">
      <style:text-properties fo:font-size="12pt" style:font-size-asian="12pt" style:font-size-complex="12pt"/>
    </style:style>
    <style:style style:name="T124" style:family="text">
      <style:text-properties style:font-size-complex="11pt"/>
    </style:style>
    <style:style style:name="T125" style:family="text">
      <style:text-properties style:font-size-complex="11pt" style:font-weight-complex="bold"/>
    </style:style>
    <style:style style:name="T126" style:family="text">
      <style:text-properties fo:language="nn" fo:country="NO"/>
    </style:style>
    <style:style style:name="T127" style:family="text">
      <style:text-properties fo:language="nn" fo:country="NO" fo:font-style="italic" style:font-style-asian="italic"/>
    </style:style>
    <style:style style:name="T128" style:family="text">
      <style:text-properties fo:language="nn" fo:country="NO" fo:font-weight="bold" style:font-weight-asian="bold" style:font-weight-complex="bold"/>
    </style:style>
    <style:style style:name="T129" style:family="text">
      <style:text-properties fo:language="nn" fo:country="NO" fo:font-weight="normal" style:font-weight-asian="normal" style:font-weight-complex="normal"/>
    </style:style>
    <style:style style:name="T130" style:family="text">
      <style:text-properties fo:font-size="13pt" fo:language="nb" fo:country="NO" fo:font-style="italic" style:font-size-asian="13pt" style:font-style-asian="italic" style:font-size-complex="13pt"/>
    </style:style>
    <style:style style:name="T131" style:family="text">
      <style:text-properties fo:font-size="11.5pt" fo:language="nb" fo:country="NO" fo:font-style="italic" style:font-size-asian="11.5pt" style:font-style-asian="italic"/>
    </style:style>
    <style:style style:name="T132" style:family="text">
      <style:text-properties fo:font-size="11.5pt" fo:language="nb" fo:country="NO" style:font-size-asian="11.5pt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language-asian="nb" style:country-asian="NO" style:font-weight-asian="bold" style:font-weight-complex="bold"/>
    </style:style>
    <style:style style:name="T135" style:family="text">
      <style:text-properties fo:language="en" fo:country="GB"/>
    </style:style>
    <style:style style:name="T136" style:family="text">
      <style:text-properties fo:language="en" fo:country="GB" fo:font-style="italic" style:font-style-asian="italic"/>
    </style:style>
    <style:style style:name="T137" style:family="text">
      <style:text-properties style:font-name="Times New Roman" style:language-asian="nb" style:country-asian="NO" style:font-name-complex="Times New Roman1" style:font-size-complex="8pt"/>
    </style:style>
    <style:style style:name="T138" style:family="text">
      <style:text-properties fo:language="da" fo:country="DK"/>
    </style:style>
    <style:style style:name="T139" style:family="text">
      <style:text-properties fo:language="da" fo:country="DK" style:font-size-complex="11pt"/>
    </style:style>
    <style:style style:name="T140" style:family="text">
      <style:text-properties style:font-name-complex="Calibri1"/>
    </style:style>
    <style:style style:name="T141" style:family="text">
      <style:text-properties style:font-name-complex="Calibri1" style:font-size-complex="11pt"/>
    </style:style>
    <style:style style:name="T142" style:family="text">
      <style:text-properties fo:font-size="10.5pt" fo:font-style="italic" style:font-size-asian="10.5pt" style:font-style-asian="italic" style:font-size-complex="10.5pt"/>
    </style:style>
    <style:style style:name="T143" style:family="text">
      <style:text-properties fo:font-size="10.5pt" style:font-size-asian="10.5pt" style:font-size-complex="10.5pt"/>
    </style:style>
    <style:style style:name="T144" style:family="text">
      <style:text-properties fo:font-size="10.5pt" fo:language="nb" fo:country="NO" style:font-size-asian="10.5pt" style:font-size-complex="10.5pt"/>
    </style:style>
    <style:style style:name="T145" style:family="text">
      <style:text-properties style:font-name="Garamond"/>
    </style:style>
    <style:style style:name="T146" style:family="text">
      <style:text-properties fo:font-size="10pt" fo:language="nb" fo:country="NO" style:font-size-asian="10pt" style:font-size-complex="10pt"/>
    </style:style>
    <style:style style:name="T147" style:family="text">
      <style:text-properties style:language-asian="nb" style:country-asian="NO"/>
    </style:style>
    <style:style style:name="T148" style:family="text">
      <style:text-properties fo:font-weight="normal" style:font-weight-asian="normal" style:font-weight-complex="normal"/>
    </style:style>
    <style:style style:name="T149" style:family="text">
      <style:text-properties fo:font-weight="normal" style:language-asian="nb" style:country-asian="NO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><text:span text:style-name="T148">AFI-skriftserie - </text:span><text:span text:style-name="Strong"><text:span text:style-name="T148">ISSN 0806-394X</text:span></text:span></text:h>
      <text:p text:style-name="publikasjonsliste"><text:span text:style-name="T33">Alm Andreassen, T. (2004): Brukermedvirkning, politikk og velferdsstat. Dr.polit.avhandling levert ved Universitetet i Oslo, Samfunnsvitenskapelig fakultet, Institutt for Sosiologi og samfunnsgeografi, juni 2003. AFIs skriftserie nr. 13. http://www.hioa.no/Om-HiOA/Senter-for-velferds-og-arbeidslivsforskning/AFI/Publikasjoner-AFI/Brukermedvirkning-politikk-og-velferdsstat</text:span></text:p>
      <text:p text:style-name="publikasjonsliste"><text:span text:style-name="T33">Grimsmo, A., Hilsen, A. I. (2000): Arbeidsmiljø og omstilling. AFIs skriftserie nr. 7. http://www.hioa.no/Om-HiOA/Senter-for-velferds-og-arbeidslivsforskning/AFI/Publikasjoner-AFI/Arbeidsmiljoe-og-omstilling</text:span></text:p>
      <text:h text:style-name="Heading_20_1" text:outline-level="1"><text:span text:style-name="T148">AFI-rapport - </text:span><text:span text:style-name="Strong"><text:span text:style-name="T148">ISSN 0807-0865</text:span></text:span></text:h>
      <text:p text:style-name="publikasjonsliste"><text:span text:style-name="T33">Frøyland, Kjetil, Maximova-Mentzoni, Tatiana og Fossestøl, Knut (2016): Sosialt arbeid og oppfølging av utsatt ungdom i NAV. Tiltak, metoder, samarbeid og samordning i og rundt NAV-kontoret. Sluttrapport fra evaluering av utviklingsarbeid i 15 prosjektområder. Oslo: Arbeidsforskningsinstituttet, AFI-rapport 2016:01. </text:span>http://www.hioa.no/Om-HiOA/Senter-for-velferds-og-arbeidslivsforskning/AFI/Publikasjoner-AFI/Sosialt-arbeid-og-oppfoelging-av-utsatt-ungdom-i-NAV</text:p>
      <text:p text:style-name="publikasjonsliste"><text:span text:style-name="T33">Bergene, Ann Cecilie, Cathrine Egeland, Per Bonde Hansen og Christin Thea Wathne (2015): Når unntaket blir en del av regelen. En kunnskapsoversikt over forskning på midlertidig ansettelser. Oslo: Arbeidsforskningsinstituttet, AFI-rapport 2015:1. </text:span>http://www.hioa.no/Om-HiOA/Senter-for-velferds-og-arbeidslivsforskning/AFI/Publikasjoner-AFI/Naar-unntaket-blir-en-del-av-regelen</text:p>
      <text:p text:style-name="publikasjonsliste"><text:span text:style-name="T33">Falkum, Eivind og Arild H. Steen (2015): Høgskolen i Telemark og TEL-TEK. Utredning om fremtidig samarbeid. Oslo: Arbeidsforskningsinstituttet, AFI-rapport 2015:2. <text:s/>http://www.hioa.no/Om-HiOA/Senter-for-velferds-og-arbeidslivsforskning/AFI/Publikasjoner-AFI/Hoegskolen-i-Telemark-og-TEL-TEK</text:span></text:p>
      <text:p text:style-name="publikasjonsliste"><text:span text:style-name="T33">Drange, Ida; Kjetil Frøyland og Svenn-Erik Mamelund (2015): Unge mottakere av tiltakspenger. Om betydningen av tiltakspenger for gjennomføring av utdanning og overgang til arbeid. Oslo: Arbeidsforskningsinstituttet, AFI-rapport 2015:3. http://www.hioa.no/Om-HiOA/Senter-for-velferds-og-arbeidslivsforskning/AFI/Publikasjoner-AFI/Unge-mottakere-av-tiltakspenger</text:span></text:p>
      <text:p text:style-name="publikasjonsliste"><text:soft-page-break/><text:span text:style-name="T33">Drange, Ida (2015): Drivkrefter bak avgang og arbeidsfastholdelse. Hvilke faktorer forklarer yrkesavgang blant ansatte i helsetjenesten og i pleie- og omsorgstjenestene. Oslo: Arbeidsforskningsinstituttet, AFI-rapport 2015:4. http://www.hioa.no/Om-HiOA/Senter-for-velferds-og-arbeidslivsforskning/AFI/Publikasjoner-AFI/Drivkrefter-bak-avgang-og-arbeidsfastholdelse</text:span></text:p>
      <text:p text:style-name="publikasjonsliste"><text:span text:style-name="T33">Falkum, Eivind og Anne Grethe Solberg (2015): Arbeidsgiveres inkluderingsevne. Oslo: Arbeidsforskningsinstituttet, AFI-rapport 2015:5. http://www.hioa.no/Om-HiOA/Senter-for-velferds-og-arbeidslivsforskning/AFI/Publikasjoner-AFI/Arbeidsgiveres-inkluderingsevne</text:span></text:p>
      <text:p text:style-name="publikasjonsliste"><text:span text:style-name="T33">Borg, Elin; Hanne Christensen; Knut Fossestøl og Øyvind Paalshaugen (2015): Hva lærerne ikke kan! Et kunnskapsgrunnlag for satsning på bruk av flerfaglig kompetanse i skolen. Oslo: Arbeidsforskningsinstituttet, AFI-rapport 2015:6. http://www.hioa.no/Om-HiOA/Senter-for-velferds-og-arbeidslivsforskning/AFI/Publikasjoner-AFI/Hva-laererne-ikke-kan!</text:span></text:p>
      <text:p text:style-name="publikasjonsliste"><text:span text:style-name="T33">Bergene, Ann Cecilie og Per Bonde Hansen (2015): Jeg forener? Organisasjonsevaluering av Unio. Oslo: Arbeidsforskningsinstituttet, AFI-rapport 2015:7. </text:span>http://www.hioa.no/Om-HiOA/Senter-for-velferds-og-arbeidslivsforskning/AFI/Publikasjoner-AFI/Jeg-forener</text:p>
      <text:p text:style-name="publikasjonsliste"><text:span text:style-name="T33">Brattbakk, Ingar et. al. (2015): Hva nå, Tøyen? Sosiokulturell stedsanalyse av Tøyen i Bydel Gamle Oslo. </text:span><text:span text:style-name="T126">Oslo: Arbeidsforskningsinstituttet, AFI-rapport 2015:8. http://www.hioa.no/Om-HiOA/Senter-for-velferds-og-arbeidslivsforskning/AFI/Publikasjoner-AFI/Hva-naa-Toeyen</text:span></text:p>
      <text:p text:style-name="publikasjonsliste"><text:span text:style-name="T126">Breit, Eric og Robert Salomon (2015): Kunnskap og informasjon om pensjon. Nye informasjonsrelasjoner mellom borgere og forvaltning i det nye alderspensjonssystemet. Oslo: Arbeidsforskningsinstituttet, AFI-rapport 2015:9. http://www.hioa.no/Om-HiOA/Senter-for-velferds-og-arbeidslivsforskning/AFI/Publikasjoner-AFI/Kunnskap-og-informasjon-om-alderspensjon</text:span></text:p>
      <text:p text:style-name="publikasjonsliste"><text:span text:style-name="T126">Enehaug, Heidi, Helge Svare, Pål Klethagen, Mary Anderson-Glenna, Hans Chr. Aa. Terjesen og Anne Marie Fatnes (2015): Kunnskapsdeling i travelhetens tid. Rapportering fra et forsknings- og utviklingsprosjekt i Abelias medlemsbedrifter. Oslo: Arbeidsforskningsinstituttet, AFI-rapport 2015:10. http://www.hioa.no/Om-HiOA/Senter-for-velferds-og-arbeidslivsforskning/AFI/Publikasjoner-AFI/Kunnskapsdeling-i-travelhetens-tid</text:span></text:p>
      <text:p text:style-name="publikasjonsliste"><text:span text:style-name="T33">Bergene, Ann Cecilie (2015): Prinsipper og praksis. Erfaringer med tjenestemannsloven. </text:span><text:span text:style-name="T126">Oslo: Arbeidsforskningsinstituttet, AFI-rapport 2015:11. http://www.hioa.no/Om-HiOA/Senter-for-velferds-og-arbeidslivsforskning/AFI/Publikasjoner-AFI/Prinsipper-og-praksis</text:span></text:p>
      <text:p text:style-name="publikasjonsliste"><text:soft-page-break/><text:span text:style-name="T126">Maximova-Mentzoni, Tatiana og Steinar Widding (2015): Famler seg fram til god etteroppfølging. Resultater fra undersøkelsen om oppfølging av deltakere som har kommet i arbeid eller utdanning etter å ha fullført Jobbsjansen. Oslo: Arbeidsforskningsinstituttet, AFI-rapport 2015:12. http://www.hioa.no/Om-HiOA/Senter-for-velferds-og-arbeidslivsforskning/AFI/Publikasjoner-AFI/Famler-seg-fram-til-god-etteroppfoelging</text:span></text:p>
      <text:p text:style-name="publikasjonsliste"><text:span text:style-name="T33">Terjesen, Hans Chr. Aa.; Robert H. Salomon og Vilde Hoff Bernstrøm (2015): HR-funksjonens rolle i seniorpolitikken. Oslo: Arbeidsforskningsinstituttet, AFI-rapport 2015:13. http://www.hioa.no/Om-HiOA/Senter-for-velferds-og-arbeidslivsforskning/AFI/Publikasjoner-AFI/HR-funksjonens-rolle-i-seniorpolitikken</text:span></text:p>
      <text:p text:style-name="publikasjonsliste"><text:span text:style-name="T33">Schafft, Angelika og Maximova-Mentzoni, Tatiana (2015): NAVs samarbeid med fylkeskommunen i Ny GIV-Oppfølgingsprosjektet. Oslo: Arbeidsforskningsinstituttet, AFI-rapport 2015:14. http://www.hioa.no/Om-HiOA/Senter-for-velferds-og-arbeidslivsforskning/AFI/Publikasjoner-AFI/NAVs-samarbeid-med-fylkeskommunen-i-Ny-GIV-Oppfoelgingsprosjektet</text:span></text:p>
      <text:p text:style-name="publikasjonsliste"><text:span text:style-name="T33">Kjetil Frøyland og Knut Fossestøl (2014): Inkludering av ungdom i skole eller arbeid – 2. Tiltak, metoder, samarbeid og samordning i og rundt NAV-kontoret. Andre delrapport fra evalueringen av et utviklingsarbeid i 15 prosjektområder. Oslo: Arbeidsforskningsinstituttet, AFI-rapport 2014:1. </text:span>http://www.hioa.no/Om-HiOA/Senter-for-velferds-og-arbeidslivsforskning/AFI/Publikasjoner-AFI/Inkludering-av-ungdom-i-skole-eller-arbeid-2</text:p>
      <text:p text:style-name="publikasjonsliste"><text:span text:style-name="T33">Bergene, Ann Cecilie, Per Bonde Hansen, Cathrine Egeland og Arild H. Steen (2014): Unntak fra arbeidstidsbestemmelsene med fokus på arbeidstakere i særlig uavhengig stilling. Oslo: Arbeidsforskningsinstituttet, AFI-rapport 2014:2. http://www.hioa.no/Om-HiOA/Senter-for-velferds-og-arbeidslivsforskning/AFI/Publikasjoner-AFI/Unntak-fra-arbeidstidsbestemmelsene-med-fokus-paa-arbeidstakere-i-saerlig-uavhengig-stilling</text:span></text:p>
      <text:p text:style-name="publikasjonsliste"><text:span text:style-name="T33">Drange, Ida (2014): Mangfoldsledelse. En kunnskapsoversikt. Oslo: Arbeidsforskningsinstituttet, AFI-rapport 2014:3. http://www.hioa.no/Om-HiOA/Senter-for-velferds-og-arbeidslivsforskning/AFI/Publikasjoner-AFI/Mangfoldsledelse</text:span></text:p>
      <text:p text:style-name="publikasjonsliste"><text:span text:style-name="T33">Egeland, Cathrine og Ida Drange (2014): Frivilling deltid - kun et spørsmål om tid? Oslo: Arbeidsforskningsinstituttet, AFI-rapport 2014:4. http://www.hioa.no/Om-HiOA/Senter-for-velferds-og-arbeidslivsforskning/AFI/Publikasjoner-AFI/Frivillig-deltid-kun-et-spoersmaal-om-tid</text:span></text:p>
      <text:p text:style-name="publikasjonsliste"><text:soft-page-break/><text:span text:style-name="T33">Schafft, Angelika og Øystein Spjelkavik (2014): Arbeidsgiverperspektiver på inkludering: Hva er god inkluderingskompetanse? Oslo: Arbeidsforskningsinstituttet, AFI-rapport 2014:5. http://www.hioa.no/Om-HiOA/Senter-for-velferds-og-arbeidslivsforskning/AFI/Publikasjoner-AFI/Arbeidsgiverperspektiver-paa-inkludering</text:span></text:p>
      <text:p text:style-name="publikasjonsliste"><text:span text:style-name="T33">Fossestøl, Knut og Eric Breit (2014): Gjøre sammen eller hver for seg? En studie av samordning av flom- og skreddata for tre samarbeidende etater. Oslo: Arbeidsforskningsinstituttet, AFI-rapport 2014:6. http://www.hioa.no/Om-HiOA/Senter-for-velferds-og-arbeidslivsforskning/AFI/Publikasjoner-AFI/Gjoere-sammen-eller-hver-for-seg</text:span></text:p>
      <text:p text:style-name="publikasjonsliste"><text:span text:style-name="T33">Terjesen, Hans Chr. Aa., Helge Svare og Robert Salomon (2014): «Etter 1001 natt…». Hvordan kan god ledelse bidra til å utsette tidligpensjon i industrien? Oslo: Arbeidsforskningsinstituttet, AFI-rapport 2014:7. http://www.hioa.no/Om-HiOA/Senter-for-velferds-og-arbeidslivsforskning/AFI/Publikasjoner-AFI/Etter-1001-natt</text:span></text:p>
      <text:p text:style-name="publikasjonsliste"><text:span text:style-name="T33">Borg, Elin, Ida Drange, Knut Fossestøl og Harald Jarning (2014): Et lag rundt læreren. En kunnskapsoversikt. Oslo: Arbeidsforskningsinstituttet, AFI-rapport 2014:8. http://www.hioa.no/Om-HiOA/Senter-for-velferds-og-arbeidslivsforskning/AFI/Publikasjoner-AFI/Et-lag-rundt-laereren</text:span></text:p>
      <text:p text:style-name="publikasjonsliste"><text:span text:style-name="T33">Skarpaas, Ingebjørg og Helge Svare (2014): Rekruttering av personer med nedsatt funksjonsevne – på ordinær måte. Sammen om Delmål 2. Oslo: Arbeidsforskningsinstituttet, AFI-rapport 2014:9. http://www.hioa.no/Om-HiOA/Senter-for-velferds-og-arbeidslivsforskning/AFI/Publikasjoner-AFI/Rekruttering-av-personer-med-nedsatt-funksjonsevne-paa-ordinaer-maate</text:span></text:p>
      <text:p text:style-name="publikasjonsliste"><text:span text:style-name="T33">Pettersen, Karen-Sofie og Gudrun Rudningen (2014): Samspill eller svarteperspill? En studie av ansvarsfordeling og gråsoner mellom kommuner og spesialisthelsetjenesten for mennesker med RoP-lidelser med voldsproblematikk. Oslo: Arbeidsforskningsinstituttet, AFI-rapport 2014:10. http://www.hioa.no/Om-HiOA/Senter-for-velferds-og-arbeidslivsforskning/AFI/Publikasjoner-AFI/Samspill-eller-svarteperspill</text:span></text:p>
      <text:p text:style-name="publikasjonsliste"><text:span text:style-name="T33">Underthun, Anders og Ann Cecilie Bergene (2014): Framtida til norsk luftfart. Selskapsstrategier og partsrelasjoner i en liberalisert luftfartsvirkelighet. Oslo: Arbeidsforskningsinstituttet, AFI-rapport 2014:11. </text:span>http://www.hioa.no/Om-HiOA/Senter-for-velferds-og-arbeidslivsforskning/AFI/Publikasjoner-AFI/Framtida-til-norsk-luftfart</text:p>
      <text:p text:style-name="publikasjonsliste"><text:span text:style-name="T33">Grimsmo, Asbjørn og Hanne Heen (2014): Journalistisk kvalitet – hvilken rolle spiller arbeidsmiljøet i redaksjonen? Sammenhengen mellom redaksjonens sosiale kapital og journalistisk kvalitet, kreativitet og produktivitet. Oslo: Arbeidsforskningsinstituttet, AFI-rapport 2014:12. http://www.hioa.no/Om-HiOA/Senter-for-velferds-og-arbeidslivsforskning/AFI/Publikasjoner-AFI/Journalistisk-kvalitet-hvilken-rolle-spiller-arbeidsmiljoeet-i-redaksjonen</text:span></text:p>
      <text:p text:style-name="publikasjonsliste"><text:soft-page-break/><text:span text:style-name="T33">Fossestøl, Knut, Eric Breit og Elin Borg (2014): NAV-reformen 2014. En oppfølgingsstudie av lokalkontorenes organisering etter innholdsreformen. Oslo: Arbeidsforskningsinstituttet, AFI-rapport 2014:13. </text:span>http://www.hioa.no/Om-HiOA/Senter-for-velferds-og-arbeidslivsforskning/AFI/Publikasjoner-AFI/NAV-reformen-2014</text:p>
      <text:p text:style-name="publikasjonsliste"><text:span text:style-name="T33">Mamelund, Svenn Erik og Steinar Widding (2014): NAVs formidlings- rekrutteringstjenester. Oslo: Arbeidsforskningsinstituttet, AFI-rapport 2014:14. http://www.hioa.no/Om-HiOA/Senter-for-velferds-og-arbeidslivsforskning/AFI/Publikasjoner-AFI/NAVs-formidlings-og-rekrutteringstjenester</text:span></text:p>
      <text:p text:style-name="publikasjonsliste"><text:span text:style-name="T33">Tatiana Maximova-Mentzoni (2014): Evaluering av arbeidstidsordningen - for medarbeidere i undervisnings- og forskerstillinger ved Høgskolen i Lillehammer. Oslo: Arbeidsforskningsinstituttet, AFI-rapport 2014:15. http://www.hioa.no/Om-HiOA/Senter-for-velferds-og-arbeidslivsforskning/AFI/Publikasjoner-AFI/Evaluering-av-arbeidstidsordningen</text:span></text:p>
      <text:p text:style-name="publikasjonsliste"><text:span text:style-name="T33">Qvortrup, Jon og Øystein Spjelkavik (2013): Hva er god Arbeid med bistand? Forhold som kan være av betydning for om deltakerne kommer i arbeid. Oslo: Arbeidsforskningsinstituttet, AFI-rapport 2013:2. http://www.hioa.no/Om-HiOA/Senter-for-velferds-og-arbeidslivsforskning/AFI/Publikasjoner-AFI/Hva-er-god-Arbeid-med-bistand</text:span></text:p>
      <text:p text:style-name="publikasjonsliste">Talberg, Niri og Ida Drange (2013): ”Hvem skal ut?” Kjennetegn ved de som er usikre på sin arbeidslivstilknytning. Oslo: Arbeidsforskningsinstituttet, AFI-rapport 2013:3. http://www.hioa.no/Om-HiOA/Senter-for-velferds-og-arbeidslivsforskning/AFI/Publikasjoner-AFI/Hvem-skal-ut</text:p>
      <text:p text:style-name="publikasjonsliste"><text:span text:style-name="T33">Egeland, Cathrine, Cathrine Tømte og Hebe Gunnes (2013): Historie – et guttefag? En undersøkelse av kjønnsubalansen ved Seksjon for historie, Institutt for arkeologi, konservering og historie, Universitetet i Oslo. Oslo: Arbeidsforskningsinstituttet, AFI-rapport 2013:4. http://www.hioa.no/Om-HiOA/Senter-for-velferds-og-arbeidslivsforskning/AFI/Publikasjoner-AFI/Historie-et-guttefag</text:span></text:p>
      <text:p text:style-name="publikasjonsliste"><text:span text:style-name="T33">Enehaug, Heidi og Steinar Widding (2013): Evaluering av prosjektet ”Godt nok norsk”. Et opplæringsprosjekt for minoritetsspråklig helsepersonell i den kommunale pleie- og omsorgstjeneste. Oslo: Arbeidsforskningsinstituttet, AFI-rapport 2013:5. http://www.hioa.no/Om-HiOA/Senter-for-velferds-og-arbeidslivsforskning/AFI/Publikasjoner-AFI/Evaluering-av-prosjektet-Godt-nok-norsk</text:span></text:p>
      <text:p text:style-name="publikasjonsliste"><text:span text:style-name="T33">Brøgger, Benedicte og Robert Salomon<text:tab/>(2013): Å jobbe med arbeidsglede – hva kan virksomheter få ut av det? En kunnskapsstatus. Oslo: Arbeidsforskningsinstituttet, AFI-rapport 2013:6. http://www.hioa.no/Om-HiOA/Senter-for-velferds-og-arbeidslivsforskning/AFI/Publikasjoner-AFI/AA-jobbe-med-arbeidsglede-hva-kan-virksomheter-faa-ut-av-det</text:span></text:p>
      <text:p text:style-name="publikasjonsliste"><text:soft-page-break/><text:span text:style-name="T33">Legard, Sveinung (2013): De vanskelige overgangene. En kunnskapsoversikt over forskning, politikk og tiltak for å bedre unge funksjonshemmedes overgang til høyere utdanning og arbeid. .Oslo: Arbeidsforskningsinstituttet, AFI-rapport 2013:7. http://www.hioa.no/Om-HiOA/Senter-for-velferds-og-arbeidslivsforskning/AFI/Publikasjoner-AFI/De-vanskelige-overgangene</text:span></text:p>
      <text:p text:style-name="publikasjonsliste"><text:span text:style-name="T33">Fossestøl, Knut og Ingebjørg Skarpaas (2013): Modellutprøving av psykologer i kommunehelsetjenesten. En evaluering. Oslo: Arbeidsforskningsinstituttet, AFI-rapport 2013:8. http://www.hioa.no/Om-HiOA/Senter-for-velferds-og-arbeidslivsforskning/AFI/Publikasjoner-AFI/Modellutproeving-av-psykologer-i-kommunehelsetjenesten</text:span></text:p>
      <text:p text:style-name="publikasjonsliste"><text:span text:style-name="T33">Bragdø, Annlaug og Øystein Spjelkavik (2013): Individuell oppfølging av unge i ferd med å havne utenfor skole og arbeid. Oslo: Arbeidsforskningsinstituttet, AFI-rapport 2013:9. http://www.hioa.no/Om-HiOA/Senter-for-velferds-og-arbeidslivsforskning/AFI/Publikasjoner-AFI/Individuell-oppfoelging-av-unge-i-ferd-med-aa-havne-utenfor-skole-og-arbeid</text:span></text:p>
      <text:p text:style-name="publikasjonsliste"><text:span text:style-name="T33">Rudningen, Gudrun (red.) (2013): Barrierer mot arbeid - for langtidsmottakere av sosialhjelp og deltakere i kvalifiseringsprogrammet. Oslo: Arbeidsforskningsinstituttet, AFI-rapport 2013:10. http://www.hioa.no/Om-HiOA/Senter-for-velferds-og-arbeidslivsforskning/AFI/Publikasjoner-AFI/Barrierer-mot-arbeid</text:span></text:p>
      <text:p text:style-name="publikasjonsliste"><text:span text:style-name="T33">Neumann, Cecilie Basberg og Karen-Sofie Pettersen (2013): Tilbakeføringsgarantien i praksis <text:s text:c="2"/>Evaluering av prosjektet TAFU – Tilbakeføring gjennom arbeid, fritid og utdanning. Oslo: Arbeidsforskningsinstituttet, AFI-rapport 2013:11. http://www.hioa.no/Om-HiOA/Senter-for-velferds-og-arbeidslivsforskning/AFI/Publikasjoner-AFI/Tilbakefoeringsgarantien-i-praksis</text:span></text:p>
      <text:p text:style-name="publikasjonsliste"><text:span text:style-name="T33">Schafft, Angelika, Ketil Frøyland og Øystein Spjelkavik (2013): En ny rolle for NAV i fengsel. Evaluering av NAV-prosjektet ”Samordning av tiltak for tilbakeføring”. Oslo: Arbeidsforskningsinstituttet, AFI-rapport 2013:12. </text:span>http://www.hioa.no/Om-HiOA/Senter-for-velferds-og-arbeidslivsforskning/AFI/Publikasjoner-AFI/En-ny-rolle-for-NAV-i-fengsel</text:p>
      <text:p text:style-name="publikasjonsliste"><text:span text:style-name="T33">Bergene, Ann Cecilie, Arild H. Steen, Cathrine Egeland og Ida Drange (2013): Hva kan forklare medlemsveksten i Forbundet for Ledelse og Teknikk? Oslo: Arbeidsforskningsinstituttet, AFI-rapport 2013:13. http://www.hioa.no/Om-HiOA/Senter-for-velferds-og-arbeidslivsforskning/AFI/Publikasjoner-AFI/Hva-kan-forklare-medlemsveksten-i-Forbundet-for-Ledelse-og-Teknikk</text:span></text:p>
      <text:p text:style-name="publikasjonsliste"><text:span text:style-name="T33">Egeland, Cathrine og Ann Cecilie Bergene (2012): Tidsbruk, arbeidstid og tidskonflikt i den norske universitets- og høgskolesektoren. Oslo: Arbeidsforskningsinstituttet, AFI-rapport 2012:1. http://www.hioa.no/Om-HiOA/Senter-for-velferds-og-arbeidslivsforskning/AFI/Publikasjoner-AFI/Tidsbruk-arbeidstid-og-tidskonflikt-i-den-norske-universitets-og-hoegskolesektoren</text:span></text:p>
      <text:p text:style-name="publikasjonsliste"><text:soft-page-break/><text:span text:style-name="T33">Ann Bergene, Cecilie (2012): En analyse av de som er usikre på sin tilknytning til arbeidslivet. Oslo: Arbeidsforskningsinstituttet, AFI-rapport 2012:2. http://www.hioa.no/Om-HiOA/Senter-for-velferds-og-arbeidslivsforskning/AFI/Publikasjoner-AFI/Faerre-paa-vei-ut</text:span></text:p>
      <text:p text:style-name="publikasjonsliste"><text:span text:style-name="T33">Heen, Hanne (2012): Samliv i Forsvaret 2011. Forholdet mellom familie og arbeid i befalsfamilier. En kvantitativ studie. Oslo: Arbeidsforskningsinstituttet, AFI-rapport 2012:3. http://www.hioa.no/Om-HiOA/Senter-for-velferds-og-arbeidslivsforskning/AFI/Publikasjoner-AFI/Samliv-i-Forsvaret-2011</text:span></text:p>
      <text:p text:style-name="publikasjonsliste"><text:span text:style-name="T33">Pettersen, Karen-Sofie (2012): Praksiskonsulenten som brobygger. Evaluering av prosjektet ”Allmennlegetjenesten og psykisk helse - Praksiskonsulentordningen”. Oslo: Arbeidsforskningsinstituttet, AFI-rapport 2012:4. </text:span>http://www.hioa.no/Om-HiOA/Senter-for-velferds-og-arbeidslivsforskning/AFI/Publikasjoner-AFI/Praksiskonsulenten-som-brobygger</text:p>
      <text:p text:style-name="publikasjonsliste"><text:span text:style-name="T33">Steen, Arild H., Sveinung Legard, Jes Erik Jessen, Niels Anker og Peter G. Madsen (2012): Samfunnsøkonomisk analyse av økt sysselsetting av personer med nedsatt funksjonsevne. Oslo: Arbeidsforskningsinstituttet, AFI-rapport 2012:5. http://www.hioa.no/Om-HiOA/Senter-for-velferds-og-arbeidslivsforskning/AFI/Publikasjoner-AFI/Samfunnsoekonomisk-analyse-av-oekt-sysselsetting-av-personer-med-nedsatt-funksjonsevne</text:span></text:p>
      <text:p text:style-name="publikasjonsliste"><text:span text:style-name="AFI_20_resyme_20_side"><text:span text:style-name="T33">Frøylang, Kjetil og Cecilie Basberg Neumann (2012): </text:span></text:span><text:span text:style-name="T33">Ungdom i Ny sjanse. </text:span><text:span text:style-name="T126">Kvalifisering av ungdom med innvandrerbakgrunn til skole og arbeid – metoder og erfaringer fra åtte prosjekter. </text:span><text:span text:style-name="T33">Oslo: Arbeidsforskningsinstituttet, AFI-rapport 2012:6. http://www.hioa.no/Om-HiOA/Senter-for-velferds-og-arbeidslivsforskning/AFI/Publikasjoner-AFI/Ungdom-i-Ny-sjanse</text:span></text:p>
      <text:p text:style-name="publikasjonsliste"><text:span text:style-name="T126">Skarpaas, Ingebjørg og Knut Fossestøl (2012): </text:span><text:span text:style-name="T33">Evaluering av forsøk med fagutvikling av sosiale tjenester i utvalgte NAV-kontor. Oslo: Arbeidsforskningsinstituttet, AFI-rapport 2012:7. http://www.hioa.no/Om-HiOA/Senter-for-velferds-og-arbeidslivsforskning/AFI/Publikasjoner-AFI/Evaluering-av-forsoek-med-fagutvikling-av-sosiale-tjenester-i-utvalgte-NAV-kontor</text:span></text:p>
      <text:p text:style-name="publikasjonsliste"><text:span text:style-name="T112">Widding, Steinar <text:s/>(2012): Evaluering av Telenor Open Mind Integartion/Evaluation of Telenor Open Mind Integration. </text:span><text:span text:style-name="T33">Oslo: Arbeidsforskningsinstituttet, AFI-rapport 2012:8. http://www.hioa.no/Om-HiOA/Senter-for-velferds-og-arbeidslivsforskning/AFI/Publikasjoner-AFI/Evaluering-av-Telenor-Open-Mind-Integartion-Evaluation-of-Telenor-Open-Mind-Integration</text:span></text:p>
      <text:p text:style-name="publikasjonsliste"><text:span text:style-name="T33">Schafft, Angelika og Asbjørn Grimsmo (2012): Gode intensjoner – holder det? En undersøkelse blant deltakere på gjestebud om arbeid og psykisk helse. Oslo: Arbeidsforskningsinstituttet, AFI-rapport 2012:9. http://www.hioa.no/Om-HiOA/Senter-for-velferds-og-arbeidslivsforskning/AFI/Publikasjoner-AFI/Gode-intensjoner-holder-det</text:span></text:p>
      <text:p text:style-name="publikasjonsliste"><text:soft-page-break/><text:span text:style-name="T33">Bergene, Ann Cecilie og Anders Underthun (2012): Transportarbeid i Norge: Trender og utfordringer. Oslo: Arbeidsforskningsinstituttet, AFI-rapport 2012:10. http://www.hioa.no/Om-HiOA/Senter-for-velferds-og-arbeidslivsforskning/AFI/Publikasjoner-AFI/Transportarbeid-i-Norge</text:span></text:p>
      <text:p text:style-name="publikasjonsliste"><text:span text:style-name="T33">Falkum, Eivind (2012): Risiko og inkludering. Betingelser for funksjonshemmede og eldres deltakelse i arbeidslivet. Oslo: Arbeidsforskningsinstituttet, AFI-rapport 2012:11. http://www.hioa.no/Om-HiOA/Senter-for-velferds-og-arbeidslivsforskning/AFI/Publikasjoner-AFI/Risiko-og-inkludering</text:span></text:p>
      <text:p text:style-name="publikasjonsliste"><text:span text:style-name="T33">Hilsen, Anne Inga (2012): Følgeevaluering av Langtidsfrisk-arbeidet ved SI Kongsvinger. Oslo: Arbeidsforskningsinstituttet, AFI-rapport 2012:12. http://www.hioa.no/Om-HiOA/Senter-for-velferds-og-arbeidslivsforskning/AFI/Publikasjoner-AFI/Foelgeevaluering-av-Langtidsfrisk-arbeidet-ved-SI-Kongsvinger</text:span></text:p>
      <text:p text:style-name="publikasjonsliste"><text:span text:style-name="T33">Fossestøl, Knu; Pål Børing og Ingebjørg Skarpaas (2012): Nødvendig differensiering eller overlappende tiltak?Evaluering av avklarings- og oppfølgingstiltakene i regi av NAV. Oslo: Arbeidsforskningsinstituttet, AFI-rapport 2012:13. http://www.hioa.no/Om-HiOA/Senter-for-velferds-og-arbeidslivsforskning/AFI/Publikasjoner-AFI/Noedvendig-differensiering-eller-overlappende-tiltak</text:span></text:p>
      <text:p text:style-name="publikasjonsliste"><text:span text:style-name="T33">Spjelkavik, Øystein, Pål Børing, Kjetil Frøyland og Ingebjørg Skarpaas (2012): Behovet for varig tilrettelagt arbeid. Oslo: Arbeidsforskningsinstituttet, AFI-rapport 2012:14. http://www.hioa.no/Om-HiOA/Senter-for-velferds-og-arbeidslivsforskning/AFI/Publikasjoner-AFI/Behovet-for-varig-tilrettelagt-arbeid</text:span></text:p>
      <text:p text:style-name="publikasjonsliste"><text:span text:style-name="T33">Hilsen, <text:s/>Anne Inga (2012): Seniorpolitikk i store virksomheter - følgeevaluering ved St. Olavs Hospital. Oslo: Arbeidsforskningsinstituttet, AFI-rapport 2012:15. http://www.hioa.no/Om-HiOA/Senter-for-velferds-og-arbeidslivsforskning/AFI/Publikasjoner-AFI/Seniorpolitikk-i-store-virksomheter-foelgeevaluering-ved-St.-Olavs-Hospital</text:span></text:p>
      <text:p text:style-name="publikasjonsliste"><text:span text:style-name="T33">Schafft, Angelika, Øystein Spjelkavik, Benedicte Brøgger og Asbjørn Grimsmo (2012): Arbeidsgiverlos – lederstøtte i arbeidet med psykiske helse på arbeidsplassen. Oslo: Arbeidsforskningsinstituttet, AFI-rapport 2012:16. http://www.hioa.no/Om-HiOA/Senter-for-velferds-og-arbeidslivsforskning/AFI/Publikasjoner-AFI/Arbeidsgiverlos-lederstoette-i-arbeidet-med-psykiske-helse-paa-arbeidsplassen</text:span></text:p>
      <text:p text:style-name="publikasjonsliste"><text:span text:style-name="T33">Lau, Bjørn (2012): Arbeid, helse og engasjement blant ansatte i Den norske kirke. Oslo: Arbeidsforskningsinstituttet, AFI-rapport 2012:17. http://www.hioa.no/Om-HiOA/Senter-for-velferds-og-arbeidslivsforskning/AFI/Publikasjoner-AFI/Arbeid-helse-og-engasjement-blant-ansatte-i-Den-norske-kirke</text:span></text:p>
      <text:p text:style-name="publikasjonsliste"><text:soft-page-break/><text:span text:style-name="T33">Bygdås, Arne og Eivind Falkum (2012): LEAN i solnedgang. Vekst og fall i RECs Waferfabrikk på Herøya. Oslo: Arbeidsforskningsinstituttet, AFI-rapport 2012:18. http://www.hioa.no/Om-HiOA/Senter-for-velferds-og-arbeidslivsforskning/AFI/Publikasjoner-AFI/LEAN-i-solnedgang</text:span></text:p>
      <text:p text:style-name="publikasjonsliste"><text:span text:style-name="T33">Terjesen, Hans Christoffer Aargaard, Bjørn Lau og Robert Salomon (2012): ”Er du her, så regner jeg med deg!” En studie av god ledelse innenfor pleie og omsorg: Hvordan kan utøvelse av ledelse bidra til å forlenge yrkeskarrieren for seniorer i en sektor preget av tidligpensjonering og uførhet? Oslo: Arbeidsforskningsinstituttet, AFI-rapport 2012:19. http://www.hioa.no/Om-HiOA/Senter-for-velferds-og-arbeidslivsforskning/AFI/Publikasjoner-AFI/Er-du-her-saa-regner-jeg-med-deg!</text:span></text:p>
      <text:p text:style-name="publikasjonsliste"><text:span text:style-name="T33">Frøyland, Kjetil (2012): Inkludering av ungdom i skole eller arbeid. Tiltak, metoder, samarbeid og samordning i og rundt NAV-kontoret. Første delrapport fra evalueringen av et utviklingsarbeid i 13 prosjektområder. Oslo: Arbeidsforskningsinstituttet, AFI-rapport 2012:20. </text:span>http://www.hioa.no/Om-HiOA/Senter-for-velferds-og-arbeidslivsforskning/AFI/Publikasjoner-AFI/Inkludering-av-ungdom-i-skole-eller-arbeid</text:p>
      <text:p text:style-name="publikasjonsliste"><text:span text:style-name="T33">Pettersen, Karen-Sofie (2012): Med blikk for sammenhengen mellom barnehage og skole. Evaluering av Temapraksis – barnehagen som en del av utdanningsløpet. Oslo: Arbeidsforskningsinstituttet, AFI-rapport 2012:21. </text:span>http://www.hioa.no/Om-HiOA/Senter-for-velferds-og-arbeidslivsforskning/AFI/Publikasjoner-AFI/Med-blikk-for-sammenhengen-mellom-barnehage-og-skole</text:p>
      <text:p text:style-name="publikasjonsliste">Svare Helge og Lars Klemsdal (2011): Hvordan skape økt mestring blant frontlinjeansatte i servicenæringen. Rapport fra et FoU-prosjekt støttet av NHOs arbeidsmiljøfond. Oslo: Arbeidsforskningsinstituttet. AFI-rapport 2011:1. http://www.hioa.no/Om-HiOA/Senter-for-velferds-og-arbeidslivsforskning/AFI/Publikasjoner-AFI/Hvordan-skape-oekt-mestring-blant-frontlinjeansatte-i-servicenaeringen</text:p>
      <text:p text:style-name="publikasjonsliste">Svare, Helge (2011): Samarbeidsrådet for tros- og livssynssamfunn som dialogorganisasjon. Oslo: Arbeidsforskningsinstituttet. AFI-rapport 2011:2. http://www.hioa.no/Om-HiOA/Senter-for-velferds-og-arbeidslivsforskning/AFI/Publikasjoner-AFI/Samarbeidsraadet-for-tros-og-livssynssamfunn-som-dialogorganisasjon</text:p>
      <text:p text:style-name="publikasjonsliste">Spjelkavik Øystein med bidrag av Branko Hagen og Kristiin Härkäpää (2011): Supported Employment i Norden. Oslo: Arbeidsforskningsinstituttet. AFI-rapport 2011:3. http://www.hioa.no/Om-HiOA/Senter-for-velferds-og-arbeidslivsforskning/AFI/Publikasjoner-AFI/Supported-Employment-i-Norden</text:p>
      <text:p text:style-name="publikasjonsliste">Schafft, Angelika og Øystein Spjelkavik (2011): Evaluering av Kvalifiseringsprogrammet. Sluttrapport. Oslo: Arbeidsforskningsinstituttet. AFI-rapport 2011:4. http://www.hioa.no/Om-HiOA/Senter-for-velferds-og-arbeidslivsforskning/AFI/Publikasjoner-AFI/Evaluering-av-Kvalifiseringsprogrammet-sluttrapport</text:p>
      <text:p text:style-name="publikasjonsliste"><text:soft-page-break/>Enehaug, Heidi og Migle Gamperiene (2011): Rekruttering til ledelse. En studie av ansatte med og uten innvandrerbakgrunn i ISS. Oslo: Arbeidsforskningsinstituttet. AFI-rapport 2011:5. http://www.hioa.no/Om-HiOA/Senter-for-velferds-og-arbeidslivsforskning/AFI/Publikasjoner-AFI/Rekruttering-til-ledelse</text:p>
      <text:p text:style-name="publikasjonsliste">Enehaug, Heidi og Steinar Widding (2011): Kompetanse, opplæring og mangfold. Resultater og refleksjoner fra et forsknings-og utviklingsprosjekt finansiert av Arbeidsmiljøfondet. Oslo: Arbeidsforskningsinstituttet. AFI-rapport, 2011:6. http://www.hioa.no/Om-HiOA/Senter-for-velferds-og-arbeidslivsforskning/AFI/Publikasjoner-AFI/Kompetanse-opplaering-og-mangfold</text:p>
      <text:p text:style-name="publikasjonsliste">Schafft, Angelika; Torbjørn Skardhamar &amp;Tao Zhang: Ny evaluering av Tiltakssatsingen for sosialhjelpsmottakere. Oslo: Arbeidsforskningsinstituttet. AFI-rapport 2010:1. http://www.hioa.no/Om-HiOA/Senter-for-velferds-og-arbeidslivsforskning/AFI/Publikasjoner-AFI/Ny-evaluering-av-Tiltakssatsingen-for-sosialhjelpsmottakere</text:p>
      <text:p text:style-name="publikasjonsliste">Heidi Enehaug og Migle Gamperiene (2010): Nærtransportsjåførens arbeidsdag. En undersøkelse blant sjåfører i Oslo, Bergen og Trondheim. Oslo: Arbeidsforskningsinstituttet. AFI-rapport 2010:2. http://www.hioa.no/Om-HiOA/Senter-for-velferds-og-arbeidslivsforskning/AFI/Publikasjoner-AFI/Naertransportsjaafoerens-arbeidsdag</text:p>
      <text:p text:style-name="publikasjonsliste">Lyng, S. T., S. Legard, A. C. Bergene, N. Anker, J. E. Jessen og K. R.-Kjennerud (2010): Tilbake til framtiden? En studie av alternative kvalifiseringstiltak for ungdom utenfor skole og arbeidsliv: Kjennetegn, resultater, suksessfaktorer og utfordringer. Oslo: Arbeidsforskningsinstituttet. AFI-rapport 2010:3. http://www.hioa.no/Om-HiOA/Senter-for-velferds-og-arbeidslivsforskning/AFI/Publikasjoner-AFI/Tilbake-til-framtiden</text:p>
      <text:p text:style-name="publikasjonsliste">Hilsen, Anne Inga, Robert Salomon, Hanne Heen, Kristin Reichborn-Kjennerud, Ingrid Rusnes, Ingebjørg Skarpaas og Guro Ødemark (2010): Seniorpolitikk – virker virkemidlene? Oslo: Arbeidsforskningsinstituttet. AFI-rapport 2010:4. http://www.hioa.no/Om-HiOA/Senter-for-velferds-og-arbeidslivsforskning/AFI/Publikasjoner-AFI/Seniorpolitikk-virker-virkemidlene</text:p>
      <text:p text:style-name="publikasjonsliste"><text:span text:style-name="T33">Egeland, Cathrine &amp; Neumann, Cecilie: Evaluering av likestillings- og diskrimineringsombudet. Oslo: Arbeidsforskningsinstituttet. AFI-rapport 2009:1. http://www.hioa.no/Om-HiOA/Senter-for-velferds-og-arbeidslivsforskning/AFI/Publikasjoner-AFI/Evaluering-av-likestillings-og-diskrimineringsombudet</text:span></text:p>
      <text:p text:style-name="publikasjonsliste"><text:span text:style-name="T112">Hansen, Inger Lise Skog (ed.): </text:span>ICT and employment  - Actors involved in innovation, production, distribution and implementation of assistive ICT in Norway, Denmark, the Netherlands and United Kingdom. <text:span text:style-name="T33">Oslo: Arbeidsforskningsinstituttet. AFI-rapport 2009:2. http://www.hioa.no/Om-HiOA/Senter-for-velferds-og-arbeidslivsforskning/AFI/Publikasjoner-AFI/ICT-and-employment</text:span></text:p>
      <text:p text:style-name="publikasjonsliste"><text:soft-page-break/><text:span text:style-name="T33">Enehaug, Heidi; Gamperiene, Migle &amp; Wathne, Christin Thea: Gammel industri med nytt innhold. Utviklingen av en ny organisasjons- og ledelseskultur ved TINE Heimdal ved innføring av sekstimersdag. Oslo: Arbeidsforskningsinstituttet. AFI-rapport 2009:3. http://www.hioa.no/Om-HiOA/Senter-for-velferds-og-arbeidslivsforskning/AFI/Publikasjoner-AFI/Gammel-industri-med-nytt-innhold</text:span></text:p>
      <text:p text:style-name="publikasjonsliste"><text:span text:style-name="T33">Hilsen, Anne Inga; Olsvik, Vigdis Mathisen &amp; Steinum, Trude: På seniorvis.  Seniorpolitikk i kvinnedominerte bransjer, tiltak for å hindre tidligavgang i hotell og helsevesen. Oslo: Arbeidsforskningsinstituttet. AFI-rapport 2009:4. http://www.hioa.no/Om-HiOA/Senter-for-velferds-og-arbeidslivsforskning/AFI/Publikasjoner-AFI/Paa-seniorvis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ublikasjonsliste"/>
          </table:table-cell>
        </table:table-row>
      </table:table>
      <text:p text:style-name="publikasjonsliste"><text:span text:style-name="T33">Holter, Øystein Gullvåg, Svare, Helge &amp; Egeland, Cathrine: Likestilling og livskvalitet 2007. Oslo: Arbeidsforskningsinstituttet. AFI-rapport 2008:1. http://www.hioa.no/Om-HiOA/Senter-for-velferds-og-arbeidslivsforskning/AFI/Publikasjoner-AFI/Likestilling-og-livskvalitet-20072</text:span></text:p>
      <text:p text:style-name="publikasjonsliste"><text:span text:style-name="T33">Egeland, Cathrine; Enehaug, Heidi; Halrynjo, Sigtona; Lyng, Selma &amp; Svare, Helge: Erfaringer med og konsekvenser av graviditet og uttak av foreldrepermisjon i norsk arbeidsliv. Oslo: Arbeidsforskningsinstituttet. AFI-rapport 2008:2. http://www.hioa.no/Om-HiOA/Senter-for-velferds-og-arbeidslivsforskning/AFI/Publikasjoner-AFI/Erfaringer-med-og-konsekvenser-av-graviditet-og-uttak-av-foreldrepermisjon-i-norsk-arbeidsliv</text:span></text:p>
      <text:p text:style-name="publikasjonsliste"><text:span text:style-name="T33">Spjelkavik, Øystein: Nye muligheter for jobb med tidsubestemt lønnstilskudd? Evaluering av forsøk i fem fylker. Oslo: Arbeidsforskningsinstituttet. AFI-rapport 2008:3. </text:span>http://www.hioa.no/Om-HiOA/Senter-for-velferds-og-arbeidslivsforskning/AFI/Publikasjoner-AFI/Nye-muligheter-for-jobb-med-tidsubestemt-loennstilskudd</text:p>
      <text:p text:style-name="publikasjonsliste"><text:span text:style-name="T33">Schafft, Angelika: Psykiske lidelser og arbeidsintegrering i Skandinavia  - En kunnskapsstatus. Oslo: Arbeidsforskningsinstituttet. AFI-rapport 2008:4. http://www.hioa.no/Om-HiOA/Senter-for-velferds-og-arbeidslivsforskning/AFI/Publikasjoner-AFI/Psykiske-lidelser-og-arbeidsintegrering-i-Skandinavia</text:span></text:p>
      <text:p text:style-name="publikasjonsliste"><text:span text:style-name="T33">Enehaug, Heidi &amp; Taran Thune: Organisasjonskultur og mennesker i fusjonsprosesser. Oslo: Arbeidsforskningsinstituttet. AFI-rapport 2007:1. http://www.hioa.no/Om-HiOA/Senter-for-velferds-og-arbeidslivsforskning/AFI/Publikasjoner-AFI/Organisasjonskultur-og-mennesker-i-fusjonsprosesser</text:span></text:p>
      <text:p text:style-name="publikasjonsliste"><text:span text:style-name="T33">Andreassen, Tone Alm: For at ikke pasientperspektivet skal bli glemt?: </text:span><text:bookmark-start text:name="_Toc160006157"/><text:span text:style-name="T33">en kvalitativ analyse av betydningen av brukerutvalg i helseforetak</text:span><text:bookmark-end text:name="_Toc160006157"/><text:span text:style-name="T33">. Oslo: Arbeidsforskningsinstituttet. AFI-rapport 2007:2. http://www.hioa.no/Om-HiOA/Senter-for-velferds-og-arbeidslivsforskning/AFI/Publikasjoner-AFI/For-at-ikke-pasientperspektivet-skal-bli-glemt</text:span></text:p>
      <text:p text:style-name="publikasjonsliste"><text:soft-page-break/><text:span text:style-name="T33">Deichman-Sørensen: Mot en ny infrastruktur for læring og kontroll: kvalitetsvurdering i fag- og yrkesopplæringen: rapport fra evaluering av Nasjonalt kvalitetsvurderingssystem i grunnopplæringen. Oslo: Arbeidsforskningsinstituttet. AFI-rapport 2007:3. http://www.hioa.no/Om-HiOA/Senter-for-velferds-og-arbeidslivsforskning/AFI/Publikasjoner-AFI/Mot-en-ny-infrastruktur-for-laering-og-kontroll</text:span></text:p>
      <text:p text:style-name="publikasjonsliste"><text:span text:style-name="T33">Andreassen, Tone Alm, Ida Drange, Taran Thune &amp; Lars Chr. Monkerud: På vei mot en integrert velferdsforvaltning?: erfaringer fra pilotprosessen i den nye arbeids- og velferdsforvaltningen. Oslo: Arbeidsforskningsinstituttet. AFI-rapport 2007:4. </text:span>http://www.hioa.no/Om-HiOA/Senter-for-velferds-og-arbeidslivsforskning/AFI/Publikasjoner-AFI/Paa-vei-mot-en-integrert-velferdsforvaltning</text:p>
      <text:p text:style-name="publikasjonsliste">Fossestøl, Knut (red.): Stairway to heaven?: ICT-policy, disability and employment in Denmark, the Netherlands, United Kingdom and Norway. <text:span text:style-name="T33">Oslo: Arbeidsforskningsinstituttet. AFI-rapport 2007:5. http://www.hioa.no/Om-HiOA/Senter-for-velferds-og-arbeidslivsforskning/AFI/Publikasjoner-AFI/Stairway-to-Heaven</text:span></text:p>
      <text:p text:style-name="publikasjonsliste"><text:span text:style-name="T33">Hilsen, A.I. &amp; Steinum, T.: Fortell meg at jeg er ønsket!: sluttrapport fra Livsfaseprosjektet i trygdeetaten, et prosjekt under Nasjonalt krafttak for seniorpolitikk i arbeidslivet. Oslo: Arbeidsforskningsinstituttet. AFI-rapport 2006:2. http://www.hioa.no/Om-HiOA/Senter-for-velferds-og-arbeidslivsforskning/AFI/Publikasjoner-AFI/Fortell-meg-at-jeg-er-oensket</text:span></text:p>
      <text:p text:style-name="publikasjonsliste"><text:span text:style-name="T33">Finsrud, H. Dons &amp; Hildrum, J.: På vei mot en ny region?: evaluering av regionforsøket i Buskerud, Telemark og Vestfold. Oslo: Arbeidsforskningsinstituttet. AFI-rapport 2006:4. http://www.hioa.no/Om-HiOA/Senter-for-velferds-og-arbeidslivsforskning/AFI/Publikasjoner-AFI/Paa-vei-mot-en-ny-region</text:span></text:p>
      <text:p text:style-name="publikasjonsliste"><text:span text:style-name="T33">Heen, H. &amp; Halrynjo S.: Samliv i Forsvaret: en kvantitativ studie av forholdet mellom familie og arbeid i befalsfamilier. Oslo: Arbeidsforskningsinstituttet. AFI-rapport 2006:5. http://www.hioa.no/Om-HiOA/Senter-for-velferds-og-arbeidslivsforskning/AFI/Publikasjoner-AFI/Samliv-i-Forsvaret</text:span></text:p>
      <text:p text:style-name="publikasjonsliste"><text:span text:style-name="T33">Schafft, A. &amp; Spjelkavik, Ø.: </text:span><text:span text:style-name="Emphasis"><text:span text:style-name="T33">På vei til jobb?: evaluering av arbeidsmarkedssatsingen for sosialhjelpsmottakere. </text:span></text:span><text:span text:style-name="T33">Oslo: Arbeidsforskningsinstituttet. AFI-rapport 2006:7. http://www.hioa.no/Om-HiOA/Senter-for-velferds-og-arbeidslivsforskning/AFI/Publikasjoner-AFI/Paa-vei-til-jobb</text:span><text:bookmark text:name="OLE_LINK5"/><text:bookmark text:name="OLE_LINK6"/></text:p>
      <text:p text:style-name="publikasjonsliste"><text:span text:style-name="T33">Brøgger, B., Wathne, C.T.: Hva fremmer og hva hemmer vekst i små og mellomstore bedrifter? Oslo: Arbeidsforskningsinstituttet. AFI-rapport 2005:1. http://www.hioa.no/Om-HiOA/Senter-for-velferds-og-arbeidslivsforskning/AFI/Publikasjoner-AFI/Hva-fremmer-og-hva-hemmer-vekst-i-smaa-og-mellomstore-bedrifter</text:span></text:p>
      <text:p text:style-name="publikasjonsliste"><text:soft-page-break/><text:span text:style-name="T33">Hetle, A. (red.): Munnkurv og varsling: en studie av ytringsfrihetens vilkår blant sykepleiere. Oslo: Arbeidsforskningsinstituttet. AFI-rapport 2005:2. <text:s/>http://www.hioa.no/Om-HiOA/Senter-for-velferds-og-arbeidslivsforskning/AFI/Publikasjoner-AFI/Munnkurv-og-varsling</text:span></text:p>
      <text:p text:style-name="publikasjonsliste"><text:span text:style-name="T33">Frøyland, K., Grimsmo, A., Sørensen, B.Aa.: Evaluering av AKAN. Rusmiddelforebygging i norsk arbeidsliv. Oslo: Arbeidsforskningsinstituttet. AFI-rapport 2005:5. http://www.hioa.no/Om-HiOA/Senter-for-velferds-og-arbeidslivsforskning/AFI/Publikasjoner-AFI/Evaluering-av-AKAN</text:span></text:p>
      <text:p text:style-name="publikasjonsliste">Sørensen, B.A.: Redaktørliv. Om redaksjonell og relasjonell ledelse. Oslo: Arbeidsforskningsinstituttet. AFI-rapport 2004:5. <text:s/>http://www.hioa.no/Om-HiOA/Senter-for-velferds-og-arbeidslivsforskning/AFI/Publikasjoner-AFI/Redaktoerliv</text:p>
      <text:p text:style-name="publikasjonsliste">Brøgger, B., Finsrud, H.D.: Fylkeskommunen som regional utviklingsaktør: et innspill til utviklingsdialogene i Vestfold. Oslo: Arbeidsforskningsinstituttet. AFI-rapport 2003:2. http://www.hioa.no/Om-HiOA/Senter-for-velferds-og-arbeidslivsforskning/AFI/Publikasjoner-AFI/Fylkeskommunen-som-regional-utviklingsaktoer</text:p>
      <text:p text:style-name="publikasjonsliste">Spjelkavik, Ø., Frøyland, K., Skarðhamar, T.: Yrkeshemmede i det ordinære arbeidslivet - inkludering gjennom Arbeid med bistand. Oslo: Arbeidsforskningsinstituttet. AFI-rapport 2003:3. <text:s/>http://www.hioa.no/Om-HiOA/Senter-for-velferds-og-arbeidslivsforskning/AFI/Publikasjoner-AFI/Yrkeshemmede-i-det-ordinaere-arbeidslivet</text:p>
      <text:p text:style-name="publikasjonsliste">Grimsmo, A., Frøyland, K., Lunde, P.H., i samarbeid med Gould, K.: Maskinføreres arbeidsmiljø – på godt og vondt: en undersøkelse om rekruttering, tidlig avgang, arbeidsmiljø og helseforhold blant maskinførere i anleggssektoren. Oslo: Arbeidsforskningsinstituttet. AFI-rapport 2002:2. http://www.hioa.no/Om-HiOA/Senter-for-velferds-og-arbeidslivsforskning/AFI/Publikasjoner-AFI/Maskinfoereres-arbeidsmiljoe-paa-godt-og-vondt</text:p>
      <text:p text:style-name="publikasjonsliste">Blichfeldt, J.F.: En framtid som lærer?: en studie i utviklingsarbeid ved åtte skoler med sikte på kvalitativ forbedring og forlenging av yrkeskarrieren. Oslo: Arbeidsforskningsinstituttet. AFI-rapport 2002:3. http://www.hioa.no/Om-HiOA/Senter-for-velferds-og-arbeidslivsforskning/AFI/Publikasjoner-AFI/En-framtid-som-laerer</text:p>
      <text:p text:style-name="publikasjonsliste">Sørensen, B.Aa..: Et nytt Helse-Norge. Oslo: Arbeidsforskningsinstituttet. AFI-rapport 2001:5. http://www.hioa.no/Om-HiOA/Senter-for-velferds-og-arbeidslivsforskning/AFI/Publikasjoner-AFI/Et-nytt-Helse-Norge</text:p>
      <text:p text:style-name="publikasjonsliste">Lauvdal, T., Rymoen, E., Grooss, B-O.: Kommuner og lærere - "Farlige forbindelser"?: om konsekvenser av plassering av forhandlingsansvaret for lærerne. Oslo: Arbeidsforskningsinstituttet. AFI-rapport 1998:3. http://www.hioa.no/Om-HiOA/Senter-for-velferds-og-arbeidslivsforskning/AFI/Publikasjoner-AFI/Kommuner-og-laerere-Farlige-forbindelser2</text:p>
      <text:p text:style-name="publikasjonsliste"><text:soft-page-break/>Seierstad, S., Eide, A.K., Helle, K.M., Schafft, A.: Evaluering av de statlige Arbeidssamvirketiltakene og de kommunale aktivitetstilbudene for yrkes­hemmede. Oslo: Arbeidsforskningsinstituttet. AFI-rapport 1998:5. http://www.hioa.no/Om-HiOA/Senter-for-velferds-og-arbeidslivsforskning/AFI/Publikasjoner-AFI/Evaluering-av-de-statlige-arbeidssamvirketiltakene-og-de-kommunale-aktivitetstilbudene-for-yrkeshemmede</text:p>
      <text:p text:style-name="publikasjonsliste">Sørensen, B.Aa., Dahl-Jørgensen, C., Skogstad, A.: Arbeid og arbeidshelse i pleie- og omsorgssektoren: en kunnskapsoversikt med forslag til modellforsøk. Oslo: Arbeidsforskningsinstituttet. AFI-rapport 1998:6. http://www.hioa.no/Om-HiOA/Senter-for-velferds-og-arbeidslivsforskning/AFI/Publikasjoner-AFI/Arbeid-og-arbeidshelse-i-pleie-og-omsorgssektoren</text:p>
      <text:p text:style-name="publikasjonsliste">Sørensen, B,Aa. i samarbeid med Rapmund, A., Fuglerud, K.S., Hilsen, A.I. og Grimsmo, A.: Psykologiske, organisatoriske og sosiale faktorer i arbeid av betydning for helse: kunnskapsmangler og forskningsbehov. Oslo: Arbeidsforskningsinstituttet. AFI-rapport 1998:8. http://www.hioa.no/Om-HiOA/Senter-for-velferds-og-arbeidslivsforskning/AFI/Publikasjoner-AFI/Psykologiske-organisatoriske-og-sosiale-faktorer-i-arbeid-av-betydning-for-helse</text:p>
      <text:h text:style-name="Heading_20_1" text:outline-level="1"><text:span text:style-name="T53">AFI-notat - </text:span><text:span text:style-name="Strong"><text:span text:style-name="T53">ISSN 0801-7816</text:span></text:span></text:h>
      <text:p text:style-name="publikasjonsliste"><text:span text:style-name="T33">Halrynjo, Sigtona (2011): På vei ut? <text:s/>Hva kjennetegner arbeidstakere som tror de er på vei ut av arbeidslivet? Oslo: Arbeidsforskningsinstituttet. AFI-notat 2011:1. http://www.hioa.no/Om-HiOA/Senter-for-velferds-og-arbeidslivsforskning/AFI/Publikasjoner-AFI/Paa-vei-ut</text:span></text:p>
      <text:p text:style-name="publikasjonsliste"><text:span text:style-name="T33">Gjerberg, Elisabet og Nina Amble (2011): Refleksjon, handling og mestring. Et forsknings- og utviklingsprosjekt 2005-2011. Oslo: Arbeidsforskningsinstituttet. AFI-notat 2011:2. http://www.hioa.no/Om-HiOA/Senter-for-velferds-og-arbeidslivsforskning/AFI/Publikasjoner-AFI/Refleksjon-handling-og-mestring</text:span></text:p>
      <text:p text:style-name="publikasjonsliste"><text:span text:style-name="T33">Skarpaas, Ingebjørg og Reidun Norvoll (2011): Kvalitet i skjermet sektor. Om kvalitetsvurdering og kvalitetsstyring i tiltak for personer med nedsatt arbeidsevne. Oslo: Arbeidsforskningsinstituttet. AFI-notat 2011:3. http://www.hioa.no/Om-HiOA/Senter-for-velferds-og-arbeidslivsforskning/AFI/Publikasjoner-AFI/Kvalitet-i-skjermet-sektor</text:span></text:p>
      <text:p text:style-name="publikasjonsliste"><text:span text:style-name="T33">Egeland, Cathrine og Cecile Basberg Neumann (2011): Regionale sentre for likestilling og mangfold. Evalueringsrapport. Oslo: Arbeidsforskningsinstituttet. AFI-notat 2011:4. http://www.hioa.no/Om-HiOA/Senter-for-velferds-og-arbeidslivsforskning/AFI/Publikasjoner-AFI/Regionale-sentre-for-likestilling-og-mangfold</text:span></text:p>
      <text:p text:style-name="publikasjonsliste"><text:soft-page-break/><text:span text:style-name="T33">Andreassen, Tone Alm, Sveinung Legard og Amund Lie (2011): Forvaltningsenheter i NAV. Etableringsprosess og konsekvenser for oppgaveløsningen. Dokumentasjonsrapport. Oslo: Arbeidsforskningsinstituttet. AFI-notat 2011:5. </text:span>http://www.hioa.no/Om-HiOA/Senter-for-velferds-og-arbeidslivsforskning/AFI/Publikasjoner-AFI/Forvaltningsenheter-i-NAV</text:p>
      <text:p text:style-name="publikasjonsliste"><text:span text:style-name="T33">Gamperiene, Migle og Asbjørn Grimsmo (2011): Sårbare svaner? <text:s/>Arbeidsmiljøundersøkelsen blant ballettdanserne i Den Norske Opera og Ballett/Nasjonalballetten. Oslo: Arbeidsforskningsinstituttet. AFI-notat 2011:6. http://www.hioa.no/Om-HiOA/Senter-for-velferds-og-arbeidslivsforskning/AFI/Publikasjoner-AFI/Saarbare-svaner</text:span></text:p>
      <text:p text:style-name="publikasjonsliste"><text:span text:style-name="T33">Legard, Sveinung, Asbjørn Grimsmo og Tone Alm Andreassen (2011): Lønns- og arbeidsvilkår for kommunalt ansatte i NAV-kontor. Oslo: Arbeidsforskningsinstituttet. AFI-notat 2011:7. http://www.hioa.no/Om-HiOA/Senter-for-velferds-og-arbeidslivsforskning/AFI/Publikasjoner-AFI/Loenns-og-arbeidsvilkaar-for-kommunalt-ansatte-i-NAV-kontor</text:span></text:p>
      <text:p text:style-name="publikasjonsliste"><text:span text:style-name="T52">Pettersen, Karen-Sofie og Reidun Norvoll (2011): </text:span><text:span text:style-name="T33">SAK i Innlandet. En utredning av fagmiljøene ved Innlandshøgskolenes helse- og sosialavdelinger med fokus på muligheter for faglig synergi. Oslo: Arbeidsforskningsinstituttet. AFI-notat 2011:8. http://www.hioa.no/Om-HiOA/Senter-for-velferds-og-arbeidslivsforskning/AFI/Publikasjoner-AFI/SAK-i-Innlandet</text:span></text:p>
      <text:p text:style-name="publikasjonsliste"><text:span text:style-name="T33">Norvoll, Reidun og Tonje Lossius Husum (2011): Som natt og dag? Om forskjeller i forståelse mellom misfornøyde brukere og ansatte om bruk av tvang. Oslo: Arbeidsforskningsinstituttet. AFI-notat 2011:9. http://www.hioa.no/Om-HiOA/Senter-for-velferds-og-arbeidslivsforskning/AFI/Publikasjoner-AFI/Som-natt-og-dag</text:span></text:p>
      <text:p text:style-name="publikasjonsliste"><text:span text:style-name="T33">Norvoll, Reidun (2011): Jeg vil ikke stå utenfor. Arbeid og utdanning sett med brukernes øyne. Oslo: Arbeidsforskningsinstituttet. AFI-notat 2011:10. http://www.hioa.no/Om-HiOA/Senter-for-velferds-og-arbeidslivsforskning/AFI/Publikasjoner-AFI/Jeg-vil-ikke-staa-utenfor</text:span></text:p>
      <text:p text:style-name="publikasjonsliste"><text:span text:style-name="T33">Neumann, Cecilie Basberg: LINK. Evaluering av et hjemmebasert hjelpetiltak. Oslo: Arbeidsforskningsinstituttet. AFI-notat 2010:1. http://www.hioa.no/Om-HiOA/Senter-for-velferds-og-arbeidslivsforskning/AFI/Publikasjoner-AFI/LINK</text:span></text:p>
      <text:p text:style-name="publikasjonsliste"><text:span text:style-name="T33">Rusnes, Ingrid: Arbeidsrettede tiltak for unge med funksjonsnedsettelser - en kunnskapsoversikt. Oslo: Arbeidsforskningsinstituttet. AFI-notat 2010:2. http://www.hioa.no/Om-HiOA/Senter-for-velferds-og-arbeidslivsforskning/AFI/Publikasjoner-AFI/Arbeidsrettede-tiltak-for-unge-med-funksjonsnedsettelser</text:span></text:p>
      <text:p text:style-name="publikasjonsliste"><text:span text:style-name="T33">Hilsen, Anne Inga &amp; Anlaug Botnen: ”Vi må ikke glemme at vi er høye, mørke og sterke…” Seniorprosjekt Sykehuset Telemark 2007-2009. Oslo: Arbeidsforskningsinstituttet. AFI-notat 2010:3. http://www.hioa.no/Om-HiOA/Senter-for-velferds-og-arbeidslivsforskning/AFI/Publikasjoner-AFI/Vi-maa-ikke-glemme-at-vi-er-hoeye-moerke-og-sterke2</text:span></text:p>
      <text:p text:style-name="publikasjonsliste"><text:soft-page-break/><text:span text:style-name="T33">Reichborn-Kjennerud, Kristin: Migle Gamperiene og Anne Inga Hilsen: Ekstra fridager til seniorer. Hvordan brukes de, hva betyr de og bidrar de til å holde seniorene i jobb? Oslo: Arbeidsforskningsinstituttet. AFI-notat 2010:4. http://www.hioa.no/Om-HiOA/Senter-for-velferds-og-arbeidslivsforskning/AFI/Publikasjoner-AFI/Ekstra-fridager-til-seniorer</text:span></text:p>
      <text:p text:style-name="publikasjonsliste"><text:span text:style-name="T33">Schafft, Angelika: Evaluering av prosjektet ”Yrkesmessig rehabilitering av somaliere i khatbruker-miljøer". Oslo: Arbeidsforskningsinstituttet. AFI-notat 2010:5. http://www.hioa.no/Om-HiOA/Senter-for-velferds-og-arbeidslivsforskning/AFI/Publikasjoner-AFI/Evaluering-av-prosjektet-Yrkesmessig-rehabilitering-av-somaliere-i-khatbruker-miljoeer</text:span></text:p>
      <text:p text:style-name="publikasjonsliste"><text:span text:style-name="T33">Schafft, Angelika &amp; Øystein Spjelkavik: Arbeidsgiverlos. Evaluering av pilotprosjekt – underveisrapport. Oslo: Arbeidsforskningsinstituttet. AFI-notat 2010:6. http://www.hioa.no/Om-HiOA/Senter-for-velferds-og-arbeidslivsforskning/AFI/Publikasjoner-AFI/Arbeidsgiverlos-Underveisrapport</text:span></text:p>
      <text:p text:style-name="publikasjonsliste"><text:span text:style-name="T33">Holte, Hilde H. og Anne Inga Hilsen: Kvinners holdninger til tidligpensjonering. Oslo: Arbeidsforskningsinstituttet. AFI-notat 2010:7. http://www.hioa.no/Om-HiOA/Senter-for-velferds-og-arbeidslivsforskning/AFI/Publikasjoner-AFI/Kvinners-holdninger-til-tidligpensjonering</text:span></text:p>
      <text:p text:style-name="publikasjonsliste"><text:span text:style-name="T33">Gamperiene, Migle; Anne Inga Hilsen &amp; Ingebjørg Skarpaas: Hvis bare helsa holder... En kartleggingsstudie av kvinners helse, arbeidsevne og holdninger til pensjonering. Oslo: Arbeidsforskningsinstituttet. AFI-notat 2010:8. http://www.hioa.no/Om-HiOA/Senter-for-velferds-og-arbeidslivsforskning/AFI/Publikasjoner-AFI/Hvis-bare-helsa-holder</text:span></text:p>
      <text:p text:style-name="publikasjonsliste"><text:span text:style-name="T33">Skarpaas, Ingebjørg: Helse- og arbeidsaksen i et komparativt perspektiv. Institusjonelle og organisatoriske modeller for å bygge ned grenser mellom helsesektoren og trygde-/arbeidsmarkedsetater i Finland. Oslo: Arbeidsforskningsinstituttet. AFI-notat 2010:9. http://www.hioa.no/Om-HiOA/Senter-for-velferds-og-arbeidslivsforskning/AFI/Publikasjoner-AFI/Helse-og-arbeidsaksen-i-et-komparativt-perspektiv</text:span></text:p>
      <text:p text:style-name="publikasjonsliste"><text:span text:style-name="T33">Fossestøl, Knut: Omstilling og utvikling av private opptrenings- og rehabiliteringsinstitusjoner. Oslo: Arbeidsforskningsinstituttet. AFI-notat 2010:10. http://www.hioa.no/Om-HiOA/Senter-for-velferds-og-arbeidslivsforskning/AFI/Publikasjoner-AFI/Omstilling-og-utvikling-av-private-opptrenings-og-rehabiliteringsinstitusjoner</text:span></text:p>
      <text:p text:style-name="publikasjonsliste"><text:span text:style-name="T33">Fossestøl, Knut &amp; Heidi Enehaug: Konservative praktikere eller avantgardistiske byråkrater. Workshop i Oslo 6. juni 2008 om barnevernets FoU-strategi. Oslo: Arbeidsforskningsinstituttet. AFI-notat 2010:11. http://www.hioa.no/Om-HiOA/Senter-for-velferds-og-arbeidslivsforskning/AFI/Publikasjoner-AFI/Konservative-praktikere-eller-avantgardistiske-byraakrater</text:span></text:p>
      <text:p text:style-name="publikasjonsliste"><text:soft-page-break/><text:span text:style-name="T33">Fossestøl, Knut &amp; Tone Alm Andreassen: Rehabilitering med arbeid som mål – et organisatorisk perspektiv. Refleksjoner om styringsutfordringer og kunnskapsbehov. Oslo: Arbeidsforskningsinstituttet. AFI-notat 2010:12. http://www.hioa.no/Om-HiOA/Senter-for-velferds-og-arbeidslivsforskning/AFI/Publikasjoner-AFI/Rehabilitering-med-arbeid-som-maal-et-organisatorisk-perspektiv</text:span></text:p>
      <text:p text:style-name="publikasjonsliste"><text:span text:style-name="T33">Norvoll, Reidun &amp; Knut Fossestøl: Funksjonshemmede og arbeid. En kunnskapsstatus. Oslo: Arbeidsforskningsinstituttet. AFI-notat 2010:13. </text:span>http://www.hioa.no/Om-HiOA/Senter-for-velferds-og-arbeidslivsforskning/AFI/Publikasjoner-AFI/Funksjonshemmede-og-arbeid</text:p>
      <text:p text:style-name="publikasjonsliste"><text:span text:style-name="T33">Reichborn-Kjennerud, Kristin: Faste grep om helsa i hektiske kontor. En undersøkelse av helsesekretærenes arbeidsforhold ved fastlegekontor. Oslo: Arbeidsforskningsinstituttet. AFI-notat 2010:14. </text:span>http://www.hioa.no/Om-HiOA/Senter-for-velferds-og-arbeidslivsforskning/AFI/Publikasjoner-AFI/Faste-grep-om-helsa-i-hektiske-kontor</text:p>
      <text:p text:style-name="publikasjonsliste"><text:span text:style-name="T33">Pettersen, Karen-Sofie: Ledelse og lederutdanning i kommunenes helse og omsorgstjeneste. Resultater fra en kartleggingsstudie. Oslo: Arbeidsforskningsinstituttet. AFI-notat 2010:15. http://www.hioa.no/Om-HiOA/Senter-for-velferds-og-arbeidslivsforskning/AFI/Publikasjoner-AFI/Ledelse-og-lederutdanning-i-kommunenes-helse-og-omsorgstjeneste</text:span></text:p>
      <text:p text:style-name="publikasjonsliste"><text:span text:style-name="T33">Halrynjo, Sigtona og Arild H. Steen: Deltid, kompetanse og inkludering – tilstand og muligheter. En analyse blant arbeidstakere i offentlig sektor uten høyere utdanning. Oslo: Arbeidsforskningsinstituttet. AFI-notat 2010:16. http://www.hioa.no/Om-HiOA/Senter-for-velferds-og-arbeidslivsforskning/AFI/Publikasjoner-AFI/Deltid-kompetanse-og-inkludering-tilstand-og-muligheter</text:span></text:p>
      <text:p text:style-name="publikasjonsliste"><text:span text:style-name="T33">Enehaug, Heidi; Gamperiene, Migle og Osman, Ali: Entreprenørskap blant innvandrere - evaluering av to etablerersentre. Oslo: Arbeidsforskningsinstituttet. AFI-notat 2009:1. http://www.hioa.no/Om-HiOA/Senter-for-velferds-og-arbeidslivsforskning/AFI/Publikasjoner-AFI/Entreprenoerskap-blant-innvandrere</text:span></text:p>
      <text:p text:style-name="publikasjonsliste"><text:span text:style-name="T33">Andreassen, Tone Alm; Reichborn-Kjennerud, Kristin: Utvikling og utfordringer i lokale NAV-kontor. Oslo: Arbeidsforskningsinstituttet. AFI-notat 2009:2. http://www.hioa.no/Om-HiOA/Senter-for-velferds-og-arbeidslivsforskning/AFI/Publikasjoner-AFI/Utvikling-og-utfordringer-i-lokale-NAV-kontor</text:span></text:p>
      <text:p text:style-name="publikasjonsliste"><text:span text:style-name="T33">Wathne, Christin Thea: Hva kan vi lære av gode eksempler på sykefraværsarbeid? Oslo: Arbeidsforskningsinstituttet. AFI-notat 2009:3. http://www.hioa.no/Om-HiOA/Senter-for-velferds-og-arbeidslivsforskning/AFI/Publikasjoner-AFI/Hva-kan-vi-laere-av-gode-eksempler-paa-sykefravaersarbeid</text:span></text:p>
      <text:p text:style-name="publikasjonsliste"><text:soft-page-break/><text:span text:style-name="T33">Sørensen, Bjørg Aase &amp; Webjørnsen, Steinar: Når egeninnsats er viktig. Inkluderende tiltak i medievirksomhet. Oslo: Arbeidsforskningsinstituttet. AFI-notat 2009:4. http://www.hioa.no/Om-HiOA/Senter-for-velferds-og-arbeidslivsforskning/AFI/Publikasjoner-AFI/Naar-egeninnsats-er-viktig</text:span></text:p>
      <text:p text:style-name="publikasjonsliste"><text:span text:style-name="T33">Sørensen, Bjørg Aase &amp; Grimsmo, Asbjørn: HiO – Arbeidsmiljø i utvikling  - HiO 2008. Oslo: Arbeidsforskningsinstituttet. AFI-notat 2009:5. http://www.hioa.no/Om-HiOA/Senter-for-velferds-og-arbeidslivsforskning/AFI/Publikasjoner-AFI/HiO-Arbeidsmiljoe-i-utvikling</text:span></text:p>
      <text:p text:style-name="publikasjonsliste"><text:span text:style-name="T33">Reichborn-Kjennerud, Kristin: </text:span><text:span text:style-name="T126">Seniortiltak i Ås kommune. </text:span><text:span text:style-name="T33">Hva er grunnene til at seniorene står i jobb? Oslo: Arbeidsforskningsinstituttet. AFI-notat 2009:6. http://www.hioa.no/Om-HiOA/Senter-for-velferds-og-arbeidslivsforskning/AFI/Publikasjoner-AFI/Seniortiltak-i-AAs-kommune</text:span></text:p>
      <text:p text:style-name="publikasjonsliste"><text:span text:style-name="T33">Schafft, Angelika; Spjelkavik, Øystein og Legard, Sveinung: Evaluering av Kvalifiseringsprogrammet  - Underveisrapport. Oslo: Arbeidsforskningsinstituttet. AFI-notat 2009:7. http://www.hioa.no/Om-HiOA/Senter-for-velferds-og-arbeidslivsforskning/AFI/Publikasjoner-AFI/En-ny-mulighet-brukernes-opplevelse-av-Kvalifiseringsprogrammet-i-NAV</text:span></text:p>
      <text:p text:style-name="publikasjonsliste"><text:span text:style-name="T33">Widding, Steinar: Arbeidslivet og personer med ervervet døvblindhet. Oslo: Arbeidsforskningsinstituttet. AFI-notat 2009:8. http://www.hioa.no/Om-HiOA/Senter-for-velferds-og-arbeidslivsforskning/AFI/Publikasjoner-AFI/Arbeidslivet-og-personer-med-ervervet-doevblindhet</text:span></text:p>
      <text:p text:style-name="publikasjonsliste"><text:span text:style-name="T33">Reichborn-Kjennerud, Kristin: Hensiktsmessig oppgavedeling. En mulighetsstudie i skole-, barnehage- og helsesektoren. Oslo: Arbeidsforskningsinstituttet. AFI-notat 2009:9. http://www.hioa.no/Om-HiOA/Senter-for-velferds-og-arbeidslivsforskning/AFI/Publikasjoner-AFI/Hensiktsmessig-oppgavedeling</text:span></text:p>
      <text:p text:style-name="publikasjonsliste"><text:span text:style-name="T33">Klemsdal, Lars &amp; Toril Brethvas: Læringssamtalen fra ord til handling. Om utvikling av læringssamtalen som pedagogisk grep i oppvekstenhetene i Arendal: Utviklingsprosess og –produkt. Oslo: Arbeidsforskningsinstituttet. AFI-notat 2009:10. http://www.hioa.no/Om-HiOA/Senter-for-velferds-og-arbeidslivsforskning/AFI/Publikasjoner-AFI/Laeringssamtalen-fra-ord-til-handling</text:span></text:p>
      <text:p text:style-name="publikasjonsliste"><text:span text:style-name="T33">Reichborn-Kjennerud <text:s/>(2009): En ny mulighet – brukernes opplevelse av Kvalifiseringsprogrammet i NAV. Oslo: Arbeidsforskningsinstituttet. AFI-notat 2009:11. http://www.hioa.no/Om-HiOA/Senter-for-velferds-og-arbeidslivsforskning/AFI/Publikasjoner-AFI/En-ny-mulighet-brukernes-opplevelse-av-Kvalifiseringsprogrammet-i-NAV</text:span></text:p>
      <text:p text:style-name="publikasjonsliste"><text:span text:style-name="T33">Grimsmo, Asbjørn: Arbeidsmiljøundersøkelse i NAV. Oslo: Arbeidsforskningsinstituttet. AFI-notat 2009:12. http://www.hioa.no/Om-HiOA/Senter-for-velferds-og-arbeidslivsforskning/AFI/Publikasjoner-AFI/Arbeidsmiljoeundersoekelse-i-NAV</text:span></text:p>
      <text:p text:style-name="publikasjonsliste"><text:soft-page-break/><text:span text:style-name="T33">Schafft, A.: Klok av skade. Evaluering av tiltaket ”Medarbeider med brukererfaring” i Bergen. Oslo: Arbeidsforskningsinstituttet. AFI-notat 2008:1. http://www.hioa.no/Om-HiOA/Senter-for-velferds-og-arbeidslivsforskning/AFI/Publikasjoner-AFI/Klok-av-skade</text:span></text:p>
      <text:p text:style-name="publikasjonsliste"><text:span text:style-name="T33">Amble, N.: Evaluering av 3-3-turnus i Harstad kommune. Oslo: Arbeidsforskningsinstituttet. AFI-notat 2008:2. http://www.hioa.no/Om-HiOA/Senter-for-velferds-og-arbeidslivsforskning/AFI/Publikasjoner-AFI/Evaluering-av-3-3-turnus-i-Harstad-kommune</text:span></text:p>
      <text:p text:style-name="publikasjonsliste"><text:span text:style-name="T33">Drange, I. &amp; Amble, N.: Kartlegging av deltidsarbeid i Drammen kommune - pleie og omsorgssektoren. Oslo: Arbeidsforskningsinstituttet. AFI-notat 2008:3. http://www.hioa.no/Om-HiOA/Senter-for-velferds-og-arbeidslivsforskning/AFI/Publikasjoner-AFI/Kartlegging-av-deltidsarbeid-i-Drammen-kommune</text:span></text:p>
      <text:p text:style-name="publikasjonsliste"><text:span text:style-name="T33">Amble, N.: Forsøk og erfaringer med arbeidstidsordninger som reduserer uønsket deltid i turnus – en oppsummering. Oslo: Arbeidsforskningsinstituttet. AFI-notat 2008:4. http://www.hioa.no/Om-HiOA/Senter-for-velferds-og-arbeidslivsforskning/AFI/Publikasjoner-AFI/Forsoek-og-erfaringer-med-arbeidstidsordninger-som-reduserer-uoensket-deltid-i-turnus</text:span></text:p>
      <text:p text:style-name="publikasjonsliste"><text:span text:style-name="T33">Enehaug, H., Hilsen, A. I. &amp; Steinum, T.: Særaldersgrenser og virksomhetenes handlingsrom. Rapport fra en empirisk undersøkelse i fire virksomhter. Oslo: Arbeidsforskningsinstituttet. AFI-notat 2008:5. http://www.hioa.no/Om-HiOA/Senter-for-velferds-og-arbeidslivsforskning/AFI/Publikasjoner-AFI/Saeraldersgrenser-og-virksomhetenes-handlingsrom</text:span></text:p>
      <text:p text:style-name="publikasjonsliste"><text:span text:style-name="T33">Forsberg, E.-M., Drange, I. &amp; Amble, N.: Faktaundersøkelse om rekruttering av kvinner til ledelse i domstolene. Oslo: Arbeidsforskningsinstituttet. AFI-notat 2008:6. http://www.hioa.no/Om-HiOA/Senter-for-velferds-og-arbeidslivsforskning/AFI/Publikasjoner-AFI/Faktaundersoekelse-om-rekruttering-av-kvinner-til-ledelse-i-domstolene</text:span></text:p>
      <text:p text:style-name="publikasjonsliste"><text:span text:style-name="T33">Schafft, A.: Undersøkelse blant pårørende til mennesker med psykiske lidelser i Oslo. Oslo: Arbeidsforskningsinstituttet. AFI-notat 2008:7. http://www.hioa.no/Om-HiOA/Senter-for-velferds-og-arbeidslivsforskning/AFI/Publikasjoner-AFI/Undersoekelse-blant-paaroerende-til-mennesker-med-psykiske-lidelser-i-Oslo</text:span></text:p>
      <text:p text:style-name="publikasjonsliste"><text:span text:style-name="T33">Halrynjo, S.: Kjønn, karriere og omsorgsansvar blant jurister. Oslo: Arbeidsforskningsinstituttet. AFI-notat 2008:8. http://www.hioa.no/Om-HiOA/Senter-for-velferds-og-arbeidslivsforskning/AFI/Publikasjoner-AFI/Kjoenn-karriere-og-omsorgsansvar-blant-jurister</text:span></text:p>
      <text:p text:style-name="publikasjonsliste"><text:span text:style-name="T33">Enehaug, H., Gamperiene, M. og Grimsmo, A.: Arbeidsmiljøet i barnehagen. Oslo: Arbeidsforskningsinstituttet. AFI-notat 2008:9. http://www.hioa.no/Om-HiOA/Senter-for-velferds-og-arbeidslivsforskning/AFI/Publikasjoner-AFI/Arbeidsmiljoeet-i-barnehagen</text:span></text:p>
      <text:p text:style-name="publikasjonsliste"><text:soft-page-break/><text:span text:style-name="T33">Andreassen, T. A.: Organisering for helhetlig tjenesteyting. Organisatoriske valg og variasjon i lokale NAV-kontor. Oslo: Arbeidsforskningsinstituttet. AFI-notat 2008:10. http://www.hioa.no/Om-HiOA/Senter-for-velferds-og-arbeidslivsforskning/AFI/Publikasjoner-AFI/Organisering-for-helhetlig-tjenesteyting</text:span></text:p>
      <text:p text:style-name="publikasjonsliste"><text:span text:style-name="T33">Wathne, C. T., Finstad, L., Drange, I. : Vilkår for oppgaveløsning i politiet - et spørsmål om risiko- og belastningshåndtering. Oslo: Arbeidsforskningsinstituttet. AFI-notat 2008:11. http://www.hioa.no/Om-HiOA/Senter-for-velferds-og-arbeidslivsforskning/AFI/Publikasjoner-AFI/Vilkaar-for-oppgaveloesning-i-politiet</text:span></text:p>
      <text:p text:style-name="publikasjonsliste"><text:span text:style-name="T33">Lyng, Selma T.: Opp eller ut. En kvalitativ rapport om kvinnelige advokaters vei ut av bransjen. Oslo: Arbeidsforskningsinstituttet. AFI-notat 2008:12. http://www.hioa.no/Om-HiOA/Senter-for-velferds-og-arbeidslivsforskning/AFI/Publikasjoner-AFI/Opp-eller-ut2</text:span></text:p>
      <text:p text:style-name="publikasjonsliste"><text:span text:style-name="T33">Enehaug, H., Gamperiene, M., Heltel, A., Wærsted, M. og Bruusgaard, D.: Arbeidsmiljø og helse i renholdsbransjen. Oslo: Arbeidsforskningsinstituttet. AFI-notat 2008:13. http://www.hioa.no/Om-HiOA/Senter-for-velferds-og-arbeidslivsforskning/AFI/Publikasjoner-AFI/Arbeidsmiljoe-og-helse-i-renholdsbransjen</text:span></text:p>
      <text:p text:style-name="publikasjonsliste"><text:span text:style-name="T33">Heen, H. &amp; Bjørnholt, M.: Hvorfor slutter ledere i Statens vegvesen? Oslo: Arbeidsforskningsinstituttet. AFI-notat 2008:14. http://www.hioa.no/Om-HiOA/Senter-for-velferds-og-arbeidslivsforskning/AFI/Publikasjoner-AFI/Hvorfor-slutter-ledere-i-Statens-vegvesen</text:span></text:p>
      <text:p text:style-name="publikasjonsliste">Klemsdal, L.: Integreringsprosessen på det lokale NAV-kontoret. Første fase av iverksettelsen av NAV-reformen. Oslo: Arbeidsforskningsinstituttet. AFI-notat 2008:15. http://www.hioa.no/Om-HiOA/Senter-for-velferds-og-arbeidslivsforskning/AFI/Publikasjoner-AFI/Integreringsprosessen-paa-det-lokale-NAV-kontoret</text:p>
      <text:p text:style-name="publikasjonsliste">Spjelkavik, Ø.: Fokus på nye muligheter - evaluering av et kurs ved Mølla Kompetansesenter. Oslo: Arbeidsforskningsinstituttet. AFI-notat 2008:16. http://www.hioa.no/Om-HiOA/Senter-for-velferds-og-arbeidslivsforskning/AFI/Publikasjoner-AFI/Fokus-paa-nye-muligheter</text:p>
      <text:p text:style-name="publikasjonsliste">Skarpaas, Ingebjørg &amp; Rusnes, Ingrid: Evaluering av sentralforvaltningens trainee-program for høyt utdannede personer med funksjonsnedsettelse. Oslo: Arbeidsforskningsinstituttet. AFI-notat 2008:17. http://www.hioa.no/Om-HiOA/Senter-for-velferds-og-arbeidslivsforskning/AFI/Publikasjoner-AFI/Evaluering-av-sentralforvaltningens-trainee-program-for-hoeyt-utdannede-personer-med-funksjonsnedsettelse</text:p>
      <text:p text:style-name="publikasjonsliste">Wathne, C. T., Fossen, Ø., Steinum, T. og Qvale, T.: Medvirkningsbasert organisasjonsutvikling - praktiske metoder for bedriftsutvikling. Oslo: Arbeidsforskningsinstituttet. AFI-notat 2008:18. http://www.hioa.no/Om-HiOA/Senter-for-velferds-og-arbeidslivsforskning/AFI/Publikasjoner-AFI/Medvirkningsbasert-organisasjonsutvikling</text:p>
      <text:p text:style-name="publikasjonsliste"><text:soft-page-break/><text:span text:style-name="T33">Bjørnholt, Margunn &amp; Hanne Heen: Fjernledelse i Statens vegvesen. Oslo: Arbeidsforskningsinstituttet. AFI-notat 2007:1. http://www.hioa.no/Om-HiOA/Senter-for-velferds-og-arbeidslivsforskning/AFI/Publikasjoner-AFI/Fjernledelse-i-Statens-vegvesen</text:span></text:p>
      <text:p text:style-name="publikasjonsliste"><text:span text:style-name="T33">Hansen, Inger Lise Skog &amp; Jørgen Svalund: Funksjonshemmede på arbeidsmarkedet: et oversiktsbilde. Oslo: Fafo og Arbeidsforskningsinstituttet. AFI-notat 2007:2. http://www.hioa.no/Om-HiOA/Senter-for-velferds-og-arbeidslivsforskning/AFI/Publikasjoner-AFI/Funksjonshemmede-paa-arbeidsmarkedet</text:span></text:p>
      <text:p text:style-name="publikasjonsliste"><text:span text:style-name="T33">Fosstenløkken, Siw: Det gode skolebygg: en sammenlikning av nasjonale tverrfaglige prosjekt i Sverige, Danmark, USA og Australia. Oslo: Arbeidsforskningsinstituttet. AFI-notat 2007:3. http://www.hioa.no/Om-HiOA/Senter-for-velferds-og-arbeidslivsforskning/AFI/Publikasjoner-AFI/Det-gode-skolebygg</text:span></text:p>
      <text:p text:style-name="publikasjonsliste"><text:span text:style-name="T33">Spjelkavik, Øystein: Unge funksjonshemmede på praksisplass og i jobb: evaluering av "Unge, fysisk funksjonshemmede i arbeid - hvordan hindre barrierer skolearbeidsliv?". Oslo: Arbeidsforskningsinstituttet. AFI-notat 2007:4. http://www.hioa.no/Om-HiOA/Senter-for-velferds-og-arbeidslivsforskning/AFI/Publikasjoner-AFI/Unge-funksjonshemmede-paa-praksisplass-og-i-jobb</text:span></text:p>
      <text:p text:style-name="publikasjonsliste">Fossestøl, Knut: Den revitaliserte arbeidslinja - en linje eller to?: redegjørelse for forskjeller og likheter mellom en effektivitetsorientert og en rettferdighetsorientert forståelse av arbeidslinja. Oslo: Arbeidsforskningsinstituttet. AFI-notat 2007:5. http://www.hioa.no/Om-HiOA/Senter-for-velferds-og-arbeidslivsforskning/AFI/Publikasjoner-AFI/Den-revitaliserte-arbeidslinja-en-linje-eller-to</text:p>
      <text:p text:style-name="publikasjonsliste">Fossestøl, Knut: Omstilling av opptreningsinstitusjonene: evaluering av tilskudd/prøveprosjekt for utvikling av tilbud/tjenester innenfor blant annet arbeidsrettet rehabilitering. Oslo: Arbeidsforskningsinstituttet. AFI-notat 2007:6. http://www.hioa.no/Om-HiOA/Senter-for-velferds-og-arbeidslivsforskning/AFI/Publikasjoner-AFI/Omstilling-av-opptreningsinstitusjonene</text:p>
      <text:p text:style-name="publikasjonsliste">Bull, Helga &amp; Tone Alm Andreassen: Oppfølgingsundersøkelse om ansettelse av funksjonshemmede i staten. Oslo: Arbeidsforskningsinstituttet. AFI-notat 2007:7. http://www.hioa.no/Om-HiOA/Senter-for-velferds-og-arbeidslivsforskning/AFI/Publikasjoner-AFI/Oppfoelgingsundersoekelse-om-ansettelse-av-funksjonshemmede-i-staten</text:p>
      <text:p text:style-name="publikasjonsliste"><text:span text:style-name="T135">Spjelkavik, Øystein &amp; Michael J. Evans: Impression of supported employment: a study of some European supported employment services and their activities. </text:span>Oslo: Arbeidsforskningsinstituttet. AFI-notat 2007:8. http://www.hioa.no/Om-HiOA/Senter-for-velferds-og-arbeidslivsforskning/AFI/Publikasjoner-AFI/Impression-of-Supported-Employment</text:p>
      <text:p text:style-name="publikasjonsliste"><text:soft-page-break/>Andreassen, Tone Alm &amp; Cathrine Egeland: Et råd for framtiden?: posisjon og arbeidsform for Statens råd for funksjonshemmede i et endret politisk felt. Oslo: Arbeidsforskningsinstituttet. AFI-notat 2007:9. http://www.hioa.no/Om-HiOA/Senter-for-velferds-og-arbeidslivsforskning/AFI/Publikasjoner-AFI/Et-raad-for-framtiden</text:p>
      <text:p text:style-name="publikasjonsliste"><text:span text:style-name="publikasjonsliste_20_Tegn"><text:span text:style-name="T33">Steinum, Trude, Anne Inga Hilsen &amp; Helga Bull: Kunnskapsstatus for programmet FARVE (forsøksmidler arbeid og velferd): tema: å øke den gjennomsnittlige avgangsalderen. </text:span></text:span>Oslo: Arbeidsforskningsinstituttet. AFI-notat 2007:10. <text:span text:style-name="T147">http://www.hioa.no/Om-HiOA/Senter-for-velferds-og-arbeidslivsforskning/AFI/Publikasjoner-AFI/Kunnskapsstatus-for-programmet-FARVE-forsoeksmidler-arbeid-og-velferd</text:span></text:p>
      <text:p text:style-name="publikasjonsliste"><text:span text:style-name="publikasjonsliste_20_Tegn"><text:span text:style-name="T33">Gamperiene, Migle, Asbjørn Grimsmo &amp; Bjørg Aase Sørensen: Programmet FARVE (Forsøksmidler arbeid og velferd): kunnskapsstatus tema 1: sykefravær. </text:span></text:span>Oslo: Arbeidsforskningsinstituttet. AFI-notat 2007:11. http://www.hioa.no/Om-HiOA/Senter-for-velferds-og-arbeidslivsforskning/AFI/Publikasjoner-AFI/Programmet-FARVE-Forsoeksmidler-arbeid-og-velferd</text:p>
      <text:p text:style-name="publikasjonsliste">Andreassen, Tone Alm, Hilde Haualand &amp; Steinar Widding: Funksjonshemming og arbeidsliv i tre bransjer: sysselsettingsmuligheter og funksjonshemmende barrierer i byggebransjen, IKT-bransjen og helsesektoren. Oslo: Arbeidsforskningsinstituttet. AFI-notat 2007:12. http://www.hioa.no/Om-HiOA/Senter-for-velferds-og-arbeidslivsforskning/AFI/Publikasjoner-AFI/Funksjonshemming-og-arbeidsliv-i-tre-bransjer</text:p>
      <text:p text:style-name="publikasjonsliste"><text:span text:style-name="T33">Frøyland, K. &amp; Spjelkavik, Ø.: Individuell Oppfølging: sluttevaluering av et forsøksprosjekt i Østfold. Oslo: Arbeidsforskningsinstituttet. AFI-notat 2006:1. http://www.hioa.no/Om-HiOA/Senter-for-velferds-og-arbeidslivsforskning/AFI/Publikasjoner-AFI/Individuell-Oppfoelging</text:span></text:p>
      <text:p text:style-name="publikasjonsliste">Frøyland, K. (2006): Supported employment or segregated rehabilitation?: vocational rehabilitation and the idea of "rapid job placement": a literature review. <text:span text:style-name="T33">Oslo: Arbeidsforskningsinstituttet. AFI-notat 2006:2. http://www.hioa.no/Om-HiOA/Senter-for-velferds-og-arbeidslivsforskning/AFI/Publikasjoner-AFI/Supported-employment-or-segregated-rehabilitation-Vocational-rehabilitation-and-the-idea-of-rapid-job-placement</text:span></text:p>
      <text:p text:style-name="publikasjonsliste"><text:span text:style-name="T33">Widding, S. &amp; Finsrud, H.D.: Fylkeskommunen og kommunene i samarbeid: evaluering av utviklingskontrakter mellom fylkeskommunen og kommunene i Vestfold. Oslo: Arbeidsforskningsinstituttet. AFI-notat 2006:3. http://www.hioa.no/Om-HiOA/Senter-for-velferds-og-arbeidslivsforskning/AFI/Publikasjoner-AFI/Fylkeskommunen-og-kommunene-i-samarbeid</text:span></text:p>
      <text:p text:style-name="publikasjonsliste"><text:span text:style-name="T33">Gamperiene, M. &amp; Bull, H.: Jakten på de gode modeller: inkludering av funksjonshemmede i det europeiske arbeidslivet. Oslo: Arbeidsforskningsinstituttet. AFI-notat 2006:4. http://www.hioa.no/Om-HiOA/Senter-for-velferds-og-arbeidslivsforskning/AFI/Publikasjoner-AFI/Jakten-paa-de-gode-modeller</text:span></text:p>
      <text:p text:style-name="publikasjonsliste"><text:soft-page-break/><text:span text:style-name="T33">Holte, H.H. &amp; Grimsmo, A.: Arbeidsmiljø i skole og barnehage, en bibliografi for perioden 1995 – 2006. Oslo: Arbeidsforskningsinstituttet. AFI-notat 2006:5. http://www.hioa.no/Om-HiOA/Senter-for-velferds-og-arbeidslivsforskning/AFI/Publikasjoner-AFI/Arbeidsmiljoe-i-skole-og-barnehage-en-bibliografi-for-perioden-1995-2006</text:span></text:p>
      <text:p text:style-name="publikasjonsliste">Schafft, A., Frøyland, K., Spjelkavik, Ø.: Evaluering av arbeidsmarkedssatsingen for sosialhjelpsmottakere. Delrapport 2. Oslo: Arbeidsforskningsinstituttet. AFI-notat 2005:1. http://www.hioa.no/Om-HiOA/Senter-for-velferds-og-arbeidslivsforskning/AFI/Publikasjoner-AFI/Evaluering-av-arbeidsmarkedssatsingen-for-sosialhjelpsmottakere</text:p>
      <text:p text:style-name="publikasjonsliste"><text:span text:style-name="T33">Frøyland, K.: Arbeidsliv og rus. Kunnskapsstatus anno 2005. Oslo: Arbeidsforskningsinstituttet. AFI-notat 2005:3. </text:span>http://www.hioa.no/Om-HiOA/Senter-for-velferds-og-arbeidslivsforskning/AFI/Publikasjoner-AFI/Arbeidsliv-og-rus</text:p>
      <text:p text:style-name="publikasjonsliste"><text:span text:style-name="T33">Spjelkavik, Ø., Widding, S.: Funksjonshemmet i arbeidslivet - fortsatt usynlig? : en oppfølgingsstudie av "Informasjonsprosjektet om arbeidstakere som er funksjonshemmet" (1998-2001). Oslo: Arbeidsforskningsinstituttet. AFI-notat 2005:4. http://www.hioa.no/Om-HiOA/Senter-for-velferds-og-arbeidslivsforskning/AFI/Publikasjoner-AFI/Funksjonshemmet-i-arbeidslivet-fortsatt-usynlig</text:span></text:p>
      <text:p text:style-name="publikasjonsliste"><text:span text:style-name="T33">Schafft, A.: Skandinavisk faglitteratur om arbeidsliv og psykisk helse: en summarisk oversikt og utvalgte eksempler. Oslo: Arbeidsforskningsinstituttet. AFI-notat 2005:6. http://www.hioa.no/Om-HiOA/Senter-for-velferds-og-arbeidslivsforskning/AFI/Publikasjoner-AFI/Skandinavisk-faglitteratur-om-arbeidsliv-og-psykisk-helse</text:span></text:p>
      <text:p text:style-name="publikasjonsliste"><text:span text:style-name="T33">Deichman-Sørensen, T.: Selvkvalifisering i arbeidslivet: en kvalitativ undersøkelse av overgangen mellom utdanning og arbeidsliv. Hovedfunn og sammendrag. Oslo: Arbeidsforskningsinstituttet. AFI-notat 2005:7. http://www.hioa.no/Om-HiOA/Senter-for-velferds-og-arbeidslivsforskning/AFI/Publikasjoner-AFI/Selvkvalifisering-i-arbeidslivet</text:span></text:p>
      <text:p text:style-name="publikasjonsliste"><text:span text:style-name="T33">Hilsen, A.I., Steinum, T., Gjerberg, E.: Utredning om omstilling. Oslo: Arbeidsforskningsinstituttet. AFI-notat 2004:3. http://www.hioa.no/Om-HiOA/Senter-for-velferds-og-arbeidslivsforskning/AFI/Publikasjoner-AFI/Utredning-om-omstilling</text:span></text:p>
      <text:p text:style-name="publikasjonsliste"><text:span text:style-name="T33">Enehaug, H., Hetle, A. i samarbeid med Seierstad, G.: Når menn velger menn, og kvinner velger menn… Synspunkter på bruk av kvinnelige ressurser i norsk filmbransje – rapport fra et forprosjekt. Oslo: Arbeidsforskningsinstituttet. AFI-notat 2004:5. http://www.hioa.no/Om-HiOA/Senter-for-velferds-og-arbeidslivsforskning/AFI/Publikasjoner-AFI/Naar-menn-velger-menn-og-kvinner-velger-menn</text:span></text:p>
      <text:p text:style-name="publikasjonsliste"><text:soft-page-break/>Spjelkavik, Ø., Frøyland, K., Evans, M.: Supported employment in Norway - a national mainstream programme. <text:span text:style-name="T33">Oslo: Arbeidsforskningsinstituttet. AFI-notat 2004:6. http://www.hioa.no/Om-HiOA/Senter-for-velferds-og-arbeidslivsforskning/AFI/Publikasjoner-AFI/Supported-employment-in-Norway</text:span></text:p>
      <text:p text:style-name="publikasjonsliste">Salomon, R., Wathne, C.T., Holter, Ø.G.: Omstillinger og sluttvederlag i staten: erfaringer fra et forprosjekt. Oslo: Arbeidsforskningsinstituttet. AFI-notat 2003:1. http://www.hioa.no/Om-HiOA/Senter-for-velferds-og-arbeidslivsforskning/AFI/Publikasjoner-AFI/Omstillinger-og-sluttvederlag-i-staten</text:p>
      <text:p text:style-name="publikasjonsliste">Salomon, R.: Det fleksible arbeidslivet - utviklingstrekk og synspunkter. Oslo: Arbeidsforskningsinstituttet. AFI-notat 2000:2. http://www.hioa.no/Om-HiOA/Senter-for-velferds-og-arbeidslivsforskning/AFI/Publikasjoner-AFI/Det-fleksible-arbeidslivet</text:p>
      <text:h text:style-name="Heading_20_1" text:outline-level="1">FoU-resultat</text:h>
      <text:p text:style-name="publikasjonsliste"><text:span text:style-name="T33">Angelika Schafft (2015): En ny rolle for NAV i fengsel. Tilleggsrapport. Oslo: Arbeidsforskningsinstituttet, FoU-resultat 2015. </text:span>http://www.hioa.no/Om-HiOA/Senter-for-velferds-og-arbeidslivsforskning/AFI/Publikasjoner-AFI/En-ny-rolle-for-NAV-i-fengsel2</text:p>
      <text:p text:style-name="publikasjonsliste"><text:span text:style-name="T33">Asbjørn Grimsmo, Svenn-Erik Mamelund og Øystein Spjelkavik (2015): Evaluering av forsøket Kjerneoppgaver i NAV. Delrapport 2. Oslo: Arbeidsforskningsinstituttet, FoU-resultat 2015. http://www.hioa.no/Om-HiOA/Senter-for-velferds-og-arbeidslivsforskning/AFI/Publikasjoner-AFI/Evaluering-av-forsoeket-Kjerneoppgaver-i-NAV2</text:span></text:p>
      <text:p text:style-name="publikasjonsliste"><text:span text:style-name="T33">Karen-Sofie Pettersen &amp; Øystein Spjelkavik </text:span><text:bookmark text:name="forfatter"/><text:span text:style-name="T33">i samarbeid med Proba samfunnsanalyse (2015): Evaluering av «Forsøket Arbeidsavklaringspenger (AAP) som lønnstilskudd”. Delrapport 2. Oslo: Arbeidsforskningsinstituttet, FoU-resultat 2015. http://www.hioa.no/Om-HiOA/Senter-for-velferds-og-arbeidslivsforskning/AFI/Publikasjoner-AFI/Evaluering-av-Forsoeket-Arbeidsavklaringspenger-AAP-som-loennstilskudd2</text:span></text:p>
      <text:p text:style-name="publikasjonsliste"><text:span text:style-name="T33">Dag Ellingsen, Linn Andersen, Audun Gleinsvik, Marthe Rosenvinge Ervik, Tor Egil Viblemo og Fredrik L. Ellingsen (2015): Hvordan skape et rettssikkert lavterskeltilbud? Tiltak for at Likestillings- og diskrimineringsnemda skal kunne håndtere saker om oppreisning og seksuell trakassering, og deres antatte kostnader. Oslo: Arbeidsforskningsinstituttet, FoU-resultat 2015. http://www.hioa.no/Om-HiOA/Senter-for-velferds-og-arbeidslivsforskning/AFI/Publikasjoner-AFI/Hvordan-skape-et-rettssikkert-lavterskeltilbud</text:span></text:p>
      <text:p text:style-name="publikasjonsliste"><text:soft-page-break/><text:span text:style-name="T33">Anne Cecilie Bergene, Ingar Brattbakk, Cathrine Egeland og Arild H. Steen (2015): Norsk arbeidsliv 2015. «Det nye arbeidslivet»: hvem, hva, hvor? Oslo: Arbeidsforskningsinstituttet, FoU-resultat 2015. </text:span>http://www.hioa.no/Om-HiOA/Senter-for-velferds-og-arbeidslivsforskning/AFI/Publikasjoner-AFI/Norsk-arbeidsliv-2015</text:p>
      <text:p text:style-name="publikasjonsliste"><text:span text:style-name="T33">Svenn-Erik Mamelund og Dag Ellingsen (2015): Har flygeledere høyere dødelighet enn sammenliknbare yrkesgrupper? Oslo: Arbeidsforskningsinstituttet, FoU-resultat 2015. http://www.hioa.no/Om-HiOA/Senter-for-velferds-og-arbeidslivsforskning/AFI/Publikasjoner-AFI/Har-flygeledere-hoeyere-doedelighet-enn-sammenliknbare-yrkesgrupper</text:span></text:p>
      <text:p text:style-name="publikasjonsliste"><text:span text:style-name="T33">Dag Ellingsen, Karen-Sofie Pettersen, Linn Andersen og Tor-Egil Viblemo (2015): Terskler i barnevernet. Oslo: Arbeidsforskningsinstituttet, FoU-resultat 2015. http://www.hioa.no/Om-HiOA/Senter-for-velferds-og-arbeidslivsforskning/AFI/Publikasjoner-AFI/Terskler-i-barnevernet</text:span></text:p>
      <text:p text:style-name="publikasjonsliste"><text:span text:style-name="T33">Pettersen, Karen-Sofie og Øystein Spjelkavik (2014): Evaluering av Forsøket Arbeidsavklaringspenger (AAP) som lønnstilskudd. Delrapport 1. Oslo: Arbeidsforskningsinstituttet, FoU-resultat 2014. http://www.hioa.no/Om-HiOA/Senter-for-velferds-og-arbeidslivsforskning/AFI/Publikasjoner-AFI/Evaluering-av-Forsoeket-Arbeidsavklaringspenger-AAP-som-loennstilskudd</text:span></text:p>
      <text:p text:style-name="publikasjonsliste"><text:span text:style-name="T33">Spjelkavik, Øystein, Asbjørn Grimsmo, Svenn-Erik Mamelund og Gudrun Rudningen (2014): Evaluering av forsøket Kjerneoppgaver i NAV. Delrapport 1. Oslo: Arbeidsforskningsinstituttet, FoU-resultat 2014. http://www.hioa.no/Om-HiOA/Senter-for-velferds-og-arbeidslivsforskning/AFI/Publikasjoner-AFI/Evaluering-av-forsoeket-Kjerneoppgaver-i-NAV</text:span></text:p>
      <text:p text:style-name="publikasjonsliste"><text:span text:style-name="T33">Reichborn-Kjennerud, Kristin (2014): En organisasjon i utvikling. Hvor går NAV-reformen? Oslo: Arbeidsforskningsinstituttet, FoU-resultat 2014. http://www.hioa.no/Om-HiOA/Senter-for-velferds-og-arbeidslivsforskning/AFI/Publikasjoner-AFI/En-organisasjon-i-utvikling</text:span></text:p>
      <text:p text:style-name="publikasjonsliste"><text:span text:style-name="T33">Ellingsen, Dag og Vilde Hoff Bernstrøm (2014): Lederutdanning innen Helse- og omsorgssektoren. Kartlegging av eksisterende utdanningstilbud og kompetansebehov blant ledere i helse- og omsorgssektoren. Oslo: Arbeidsforskningsinstituttet, FoU-resultat 2014. http://www.hioa.no/Om-HiOA/Senter-for-velferds-og-arbeidslivsforskning/AFI/Publikasjoner-AFI/Lederutdanning-innen-helse-og-omsorgssektoren</text:span></text:p>
      <text:p text:style-name="publikasjonsliste"><text:span text:style-name="T33">Bergene, Ann Cecilie, Vilde Hoff Bernstrøm og Arild H. Steen (2014): Norsk arbeidsliv 2014. Økt intensitet – med måling eller tillit. Oslo: Arbeidsforskningsinstituttet, FoU-resultat 2014. </text:span>http://www.hioa.no/Om-HiOA/Senter-for-velferds-og-arbeidslivsforskning/AFI/Publikasjoner-AFI/Norsk-arbeidsliv-2014</text:p>
      <text:p text:style-name="publikasjonsliste"><text:soft-page-break/><text:span text:style-name="T33">Fossestøl, Knut og Karen-Sofie Pettersen (2014): Nyskaping i demensomsorgen. Resultater fra en dialogkonferanse. Oslo: Arbeidsforskningsinstituttet, FoU-resultat 2014. http://www.hioa.no/Om-HiOA/Senter-for-velferds-og-arbeidslivsforskning/AFI/Publikasjoner-AFI/Nyskaping-i-demensomsorgen</text:span></text:p>
      <text:p text:style-name="publikasjonsliste"><text:span text:style-name="T33">Grimsmo, Asbjørn, Anders Underthun og Øystein Fossen (2014): En kontrollert framtid? Opplevde arbeidsforhold blant norske flygeledere og virkelighetsoppfatninger om flysikringsarbeidet i Avinor. Oslo: Arbeidsforskningsinstituttet, Andre FoU-resultat 2014. http://www.hioa.no/Om-HiOA/Senter-for-velferds-og-arbeidslivsforskning/AFI/Publikasjoner-AFI/En-kontrollert-framtid</text:span></text:p>
      <text:p text:style-name="publikasjonsliste"><text:span text:style-name="T33">Øystein Fossen, Eivind Falkum og Niri Talberg (2013): Evaluering av Verneombudstjenesten i Statoil UPN. Oslo: Arbeidsforskningsinstituttet, FoU-resultat 2013. http://www.hioa.no/Om-HiOA/Senter-for-velferds-og-arbeidslivsforskning/AFI/Publikasjoner-AFI/Evaluering-av-Verneombudstjenesten-i-Statoil-UPN</text:span></text:p>
      <text:p text:style-name="publikasjonsliste"><text:span text:style-name="T33">Bergene, Ann Cecilie, Ida Drange, Cathrine Egeland, Svenn-Erik Mamelund og Arild H. Steen (2013): Norsk arbeidsliv 2013. Stabilitet og sårbarhet. Oslo: Arbeidsforskningsinstituttet, FoU-resultat 2013. http://www.hioa.no/Om-HiOA/Senter-for-velferds-og-arbeidslivsforskning/AFI/Publikasjoner-AFI/Norsk-arbeidsliv-2013</text:span></text:p>
      <text:p text:style-name="publikasjonsliste"><text:span text:style-name="T112">Widding, Steinar et.a. (2012): Conflict Prevention and Management. A Survival Kit for Small Workplaces. European Commission under the Life Long Learning program Leonardo da Vinci – Transfer og Innovation, Andre FoU-resultat 2012. http://www.hioa.no/Om-HiOA/Senter-for-velferds-og-arbeidslivsforskning/AFI/Publikasjoner-AFI/Conflict-prevention-and-Management</text:span></text:p>
      <text:p text:style-name="publikasjonsliste"><text:span text:style-name="T33">Terjesen, Hans Christoffer Aargaard &amp; Anne Inga Hilsen (2013): Samarbeid om redusert sykefravær i prosessindustrien. Oslo: Arbeidsforskningsinstituttet, FoU-resultat 2013. http://www.hioa.no/Om-HiOA/Senter-for-velferds-og-arbeidslivsforskning/AFI/Publikasjoner-AFI/Samarbeid-om-redusert-sykefravaer-i-prosessindustrien</text:span></text:p>
      <text:p text:style-name="publikasjonsliste"><text:span text:style-name="T112">Brøgger, Benedicte (2012): Evaluation report on the NECA-NHO collaboration program 2003-2011. </text:span><text:span text:style-name="T33">Oslo: Arbeidsforskningsinstituttet, FoU-resultat 2012. http://www.hioa.no/Om-HiOA/Senter-for-velferds-og-arbeidslivsforskning/AFI/Publikasjoner-AFI/Evaluation-report-on-the-NECA-NHO-collaboration-program-2003-2011</text:span></text:p>
      <text:p text:style-name="publikasjonsliste"><text:span text:style-name="T33">Widding, Steinar og Heidi Enehaug (2012): Livsfaseorienterte personalstrategier i byggenæringen. Idealer og realiteter. Oslo: Arbeidsforskningsinstituttet, FoU-resultat 2012. http://www.hioa.no/Om-HiOA/Senter-for-velferds-og-arbeidslivsforskning/AFI/Publikasjoner-AFI/Livsfaseorienterte-personalstrategier-i-byggenaeringen</text:span></text:p>
      <text:p text:style-name="publikasjonsliste"><text:soft-page-break/><text:span text:style-name="T33">Legard, Sveinung (2012): Overgangen mellom utdanning og arbeid for unge med nedsatt funksjonsevne. Hovedfunn fra en spørreundersøkelse gjennomført av Arbeidsforskningsinstituttet. Oslo: Arbeidsforskningsinstituttet, FoU-resultat 2012. </text:span>http://www.hioa.no/Om-HiOA/Senter-for-velferds-og-arbeidslivsforskning/AFI/Publikasjoner-AFI/Overgang-mellom-utdanning-og-arbeid-for-unge-med-nedsatt-funksjonsevne</text:p>
      <text:p text:style-name="publikasjonsliste"><text:span text:style-name="T33">Schafft, Angelika og Øystein Spjelkavik (2012): Evaluering av prosjektet ”Samordning av tiltak for tilbakeføring - fra fengsel til kvalifiseringsprogram”. Underveisrapport. Oslo: Arbeidsforskningsinstituttet, FoU-resultat 2012. http://www.hioa.no/Om-HiOA/Senter-for-velferds-og-arbeidslivsforskning/AFI/Publikasjoner-AFI/Evaluering-av-prosjektet-Samordning-av-tiltak-for-tilbakefoering-fra-fengsel-til-kvalifiseringsprogram</text:span></text:p>
      <text:p text:style-name="publikasjonsliste"><text:span text:style-name="T33">Schafft, Angelika. (2012). Jobpics – et billedbasert interesseutforskingsverktøy. Erfaringsrapport. Oslo: Arbeidsforskningsinstituttet, FoU-resultat 2012. http://www.hioa.no/Om-HiOA/Senter-for-velferds-og-arbeidslivsforskning/AFI/Publikasjoner-AFI/Jobpics</text:span></text:p>
      <text:p text:style-name="publikasjonsliste"><text:span text:style-name="T33">Bergene, Ann Cecilie, Svenn-Erik Mamelund og Arild H. Steen (2012): Norsk arbeidsliv 2012. Svekket motstandskraft i gode tider. Oslo: Arbeidsforskningsinstituttet, FoU-resultat 2012. http://www.hioa.no/Om-HiOA/Senter-for-velferds-og-arbeidslivsforskning/AFI/Publikasjoner-AFI/Norsk-arbeidsliv-2012</text:span></text:p>
      <text:p text:style-name="publikasjonsliste"><text:span text:style-name="T33">Neumann, Cecilie Basberg (2012): Midtveisevaluering av prosjekt for universitetspedagogikk ved Universitetet i Stavanger. Oslo: Arbeidsforskningsinstituttet, FoU-resultat 2012. http://www.hioa.no/Om-HiOA/Senter-for-velferds-og-arbeidslivsforskning/AFI/Publikasjoner-AFI/Midtveisevaluering-av-prosjekt-for-universitetspedagogikk-ved-Universitetet-i-Stavanger</text:span></text:p>
      <text:p text:style-name="publikasjonsliste"><text:span text:style-name="T33">Bergene, Ann Cecilie (2012): En fagbevegelse for fremtiden? Analyse av trender, utfordringer og muligheter for fagorganisering generelt, i Norge og UNIO spesielt. Oslo: Arbeidsforskningsinstituttet, FoU-resultat 2012. http://www.hioa.no/Om-HiOA/Senter-for-velferds-og-arbeidslivsforskning/AFI/Publikasjoner-AFI/En-fagbevegelse-for-fremtiden</text:span></text:p>
      <text:p text:style-name="publikasjonsliste"><text:span text:style-name="T138">Bergene, Ann Cecilie, Arild H. Steen og Migle Gamperiene (2011): Norsk arbeidsliv 2011. Stabilt, men skyer i horisonten. Oslo: Arbeidsforskningsinstuttet, </text:span><text:span text:style-name="T33">Andre FoU-resultat 2011.</text:span><text:span text:style-name="T138"> http://www.hioa.no/Om-HiOA/Senter-for-velferds-og-arbeidslivsforskning/AFI/Publikasjoner-AFI/Norsk-arbeidsliv-2011</text:span></text:p>
      <text:p text:style-name="publikasjonsliste"><text:span text:style-name="T138">Enehaug, Heidi og Steinar Widding (2011): Språkopplæring i bedrift. En veiviser. Oslo: Arbeidsforskningsinstuttet, </text:span><text:span text:style-name="T33">Andre FoU-resultat 2011.</text:span><text:span text:style-name="T138"> http://www.hioa.no/Om-HiOA/Senter-for-velferds-og-arbeidslivsforskning/AFI/Publikasjoner-AFI/Spraakopplaering-i-bedrift</text:span></text:p>
      <text:p text:style-name="publikasjonsliste"><text:soft-page-break/><text:span text:style-name="T138">Floer, Kristin E. og Jørgen Emaus Steen (2011): Kolslinjen – 800 89 333 - evaluering 2011. Oslo: Arbeidsforskningsinstuttet, </text:span>Andre FoU-resultat 2011.<text:span text:style-name="T138"> http://www.hioa.no/Om-HiOA/Senter-for-velferds-og-arbeidslivsforskning/AFI/Publikasjoner-AFI/Kolslinjen-800-89-333</text:span></text:p>
      <text:p text:style-name="publikasjonsliste"><text:span text:style-name="T138">Hilsen, Anne Inga og Asbjørn Grimsmo (2011): Underveisrapport fra prosjektet Gravide i handelsnæringen. Oslo: Arbeidsforskningsinstuttet, </text:span><text:span text:style-name="T33">Andre FoU-resultat 2011.</text:span><text:span text:style-name="T138"> http://www.hioa.no/Om-HiOA/Senter-for-velferds-og-arbeidslivsforskning/AFI/Publikasjoner-AFI/Underveisrapport-fra-prosjektet-Gravide-i-handelsnaeringen</text:span></text:p>
      <text:p text:style-name="publikasjonsliste"><text:span text:style-name="T138">Svare, Helge og Lars Klemsdag (2011): Mestring i arbeidet. Håndbok for mestringsgrupper. Oslo: Arbeidsforskningsinstuttet, </text:span><text:span text:style-name="T33">Andre FoU-resultat 2011.</text:span><text:span text:style-name="T138"> http://www.hioa.no/Om-HiOA/Senter-for-velferds-og-arbeidslivsforskning/AFI/Publikasjoner-AFI/Mestring-i-arbeidet</text:span></text:p>
      <text:p text:style-name="publikasjonsliste"><text:span text:style-name="T33">Hilsen, Anne Inga &amp; Reidun Eggesbø (2010): Samarbeid om mangfold. Håndbok for ledere. </text:span><text:span text:style-name="T138">Oslo: Arbeidsforskningsinstituttet, </text:span><text:span text:style-name="T33">FoU-resultat 2010.</text:span><text:span text:style-name="T138"> http://www.hioa.no/Om-HiOA/Senter-for-velferds-og-arbeidslivsforskning/AFI/Publikasjoner-AFI/Samarbeid-om-mangfold</text:span></text:p>
      <text:p text:style-name="publikasjonsliste"><text:span text:style-name="T33">Halrynjo, Sigtona &amp; Arild H. Steen (2010): Norsk arbeidsliv 2010. Høytrykk for mange – utrygt for noen. Hefte utgitt til YS-konferansen oktober 2010. Bestilles fra YS sentralt. Oslo: Arbeidsforskningsinstituttet, FoU-resultat 2010. http://www.hioa.no/Om-HiOA/Senter-for-velferds-og-arbeidslivsforskning/AFI/Publikasjoner-AFI/Norsk-arbeidsliv-2010</text:span></text:p>
      <text:p text:style-name="publikasjonsliste"><text:span text:style-name="T33">Rasmussen, Paal, Pål Klethagen og Helge Svare (2010): Bærekraftige familier – likestilte livsløp. Barne- likestillings- og inkluderingsdepartementet/Oslo: Arbeidsforskningsinstituttet, FoU-resultat 2010. http://www.hioa.no/Om-HiOA/Senter-for-velferds-og-arbeidslivsforskning/AFI/Publikasjoner-AFI/Baerekraftige-familier-likestilte-livsloep</text:span></text:p>
      <text:p text:style-name="publikasjonsliste"><text:span text:style-name="T33">Amble, Nina og Elisabeth Gjerberg (2009): Livspuslespillet. Partssammensatt prosjekt: Undersøkelse vedrørende balanse arbeid-familie, blant norske kvinner som arbeider som ledere. Sluttrapport. Oslo: Arbeidsforskningsinstituttet, FoU-resultat 2009. http://www.hioa.no/Om-HiOA/Senter-for-velferds-og-arbeidslivsforskning/AFI/Publikasjoner-AFI/Livspuslespillet2</text:span></text:p>
      <text:p text:style-name="publikasjonsliste"><text:span text:style-name="T33">Amble, Nina og Elisabeth Gjerberg (2009): Hjerte – hode – hender. Et refleksjonsverktøy for mestring i pleie og omsorgstjenesten. 2. utgave. Oslo: Arbeidsforskningsinstituttet og Sosial- og helsedirektoratet (distributør), FoU-resultat 2009. </text:span><text:span text:style-name="T138">http://www.hioa.no/Om-HiOA/Senter-for-velferds-og-arbeidslivsforskning/AFI/Publikasjoner-AFI/Hjerte-hode-hender-2.-utgave</text:span></text:p>
      <text:p text:style-name="publikasjonsliste"><text:span text:style-name="T138">Amble, Nina og Øyvind Pålshaugen (2009): Sluttrapport lederutviklingsprogrammet Kunstens kvinner. Oslo: Arbeidsforskningsinstituttet, </text:span><text:span text:style-name="T33">FoU-resultat 2009.</text:span><text:span text:style-name="T138"> http://www.hioa.no/Om-HiOA/Senter-for-velferds-og-arbeidslivsforskning/AFI/Publikasjoner-AFI/Sluttrapport-lederutviklingsprogrammet-Kunstens-kvinner</text:span></text:p>
      <text:p text:style-name="publikasjonsliste"><text:soft-page-break/><text:span text:style-name="T33">Halrynjo, Sigtona; Arild H. Steen og Kjersti Thorbjørnsrud (2009): Norsk arbeidsliv - storm eller stille. Oslo: Arbeidsforskningsinstituttet, FoU-resultat 2009. http://www.hioa.no/Om-HiOA/Senter-for-velferds-og-arbeidslivsforskning/AFI/Publikasjoner-AFI/Norsk-arbeidsliv-2009</text:span></text:p>
      <text:p text:style-name="publikasjonsliste"><text:span text:style-name="T33">Hilsen, Anne Inga &amp; Nina Amble (2009): Prosjekt ”Ny tilrettelagt turnus for renholdere på Feiring-klinikken”. </text:span><text:span text:style-name="T138">Oslo: Arbeidsforskningsinstituttet, </text:span><text:span text:style-name="T33">FoU-resultat 2009. http://www.hioa.no/Om-HiOA/Senter-for-velferds-og-arbeidslivsforskning/AFI/Publikasjoner-AFI/Prosjekt-Ny-tilrettelagt-turnus-for-renholdere-paa-Feiring-klinikken</text:span></text:p>
      <text:p text:style-name="publikasjonsliste"><text:span text:style-name="T33">Thilesen, R., O. Ranserokken, S. Skule, M. Stenberg, A. Steen og André Alfredsen (2009): På oppdrag... Innstilling fra utvalg for utredning av oppdragsvirksomhet og samarbeid med arbeids- og næringslivet i Oslo og Akershus. Oslo: Høgskolen i Oslo, FoU-resultat 2009. http://www.hioa.no/Om-HiOA/Senter-for-velferds-og-arbeidslivsforskning/AFI/Publikasjoner-AFI/Paa-oppdrag</text:span></text:p>
      <text:p text:style-name="publikasjonsliste"><text:span text:style-name="T112">Forsberg, Ellen-Marie (2008): </text:span><text:span text:style-name="stilarial105pt">Principles of animal ethics in Scandinavian animal welfare legislation and governance.</text:span><text:span text:style-name="T112"> </text:span><text:span text:style-name="T33">Oslo: Arbeidsforskningsinstituttet, Andre FoU-resultat 2008.</text:span><text:span text:style-name="stilarial105pt"><text:span text:style-name="T33"> </text:span></text:span><text:span text:style-name="T33">http://www.hioa.no/Om-HiOA/Senter-for-velferds-og-arbeidslivsforskning/AFI/Publikasjoner-AFI/Principles-of-animal-ethics-in-Scandinavian-animal-welfare-legislation-and-governance</text:span></text:p>
      <text:p text:style-name="publikasjonsliste"><text:span text:style-name="T112">Hilsen, A., I. &amp; Amble, N. (2008): Review of the Co-operation between NHO and APINDO 2003-2007. </text:span><text:span text:style-name="T33">Oslo: Arbeidsforskningsinstituttet, Andre FoU-resultat 2008. http://www.hioa.no/Om-HiOA/Senter-for-velferds-og-arbeidslivsforskning/AFI/Publikasjoner-AFI/Review-of-the-Co-operation-between-NHO-and-APINDO-2003-2007</text:span></text:p>
      <text:p text:style-name="publikasjonsliste"><text:span text:style-name="T138">Klemsdal, Lars og Svare, Helge (2008): Batterieffekten. Metoder i selvhjelp for organisasjoner. Oslo: Kirkens Bymisjon, </text:span><text:span text:style-name="T33">Andre FoU-resultat 2008.</text:span><text:span text:style-name="T138"> http://www.hioa.no/Om-HiOA/Senter-for-velferds-og-arbeidslivsforskning/AFI/Publikasjoner-AFI/Batterieffekten</text:span></text:p>
      <text:p text:style-name="publikasjonsliste"><text:span text:style-name="T138">Steen, Arild H. (2008): Menneskerettigheter, fagforeningsrettigheter og demokrati. Baseline. </text:span><text:span text:style-name="T33">Oslo: Arbeidsforskningsinstituttet, Andre FoU-resultat 2008. </text:span><text:span text:style-name="T138">http://www.hioa.no/Om-HiOA/Senter-for-velferds-og-arbeidslivsforskning/AFI/Publikasjoner-AFI/Menneskerettigheter-fagforeningsrettigheter-og-demokrati</text:span></text:p>
      <text:p text:style-name="publikasjonsliste"><text:span text:style-name="T33">Steinum, Trude (2008): ”Hva kan vi lære av gode eksempler på seniorpolitikk?” Oslo: Arbeidsforskningsinstituttet, Andre FoU-resultat 2008. http://www.hioa.no/Om-HiOA/Senter-for-velferds-og-arbeidslivsforskning/AFI/Publikasjoner-AFI/Hva-kan-vi-laere-av-gode-eksempler-paa-seniorpolitikk</text:span></text:p>
      <text:p text:style-name="publikasjonsliste"><text:soft-page-break/><text:span text:style-name="T33">Amble, Nina &amp; Elisabeth Gjerberg (2007): Hjerte, hode, hender: et refleksjonsverktøy for mestring i pleie- og omsorgstjenesten. Oslo: Arbeidsforskningsinstituttet og Sosial- og helsedirektoratet (distributør), FoU-resultat 2007. </text:span><text:span text:style-name="T138">http://www.hioa.no/Om-HiOA/Senter-for-velferds-og-arbeidslivsforskning/AFI/Publikasjoner-AFI/Hjerte-hode-hender</text:span></text:p>
      <text:p text:style-name="publikasjonsliste"><text:span text:style-name="T33">Forsberg, Ellen-Marie, Christin Thea Wathne, Bjørg Aase Sørensen &amp; Migle Gamperiene (2007): Evaluering av tilsynsmetodikken i Arbeidstilsynets God Vakt!-kampanje. Oslo: Arbeidsforskningsinstituttet, Andre FoU-artikler 2007. </text:span><text:span text:style-name="T138">http://www.hioa.no/Om-HiOA/Senter-for-velferds-og-arbeidslivsforskning/AFI/Publikasjoner-AFI/Evaluering-av-tilsynsmetodikken-i-Arbeidstilsynets-God-Vakt!-kampanje</text:span></text:p>
      <text:p text:style-name="publikasjonsliste"><text:span text:style-name="Strong"><text:span text:style-name="T112">Salomon, R., </text:span></text:span><text:bookmark-start text:name="_Toc187205683"/><text:span text:style-name="Strong"><text:span text:style-name="T112">Hilsen, A.I. &amp; </text:span></text:span><text:bookmark-end text:name="_Toc187205683"/><text:span text:style-name="Strong"><text:span text:style-name="T112">Whist, E. (2007): Evaluering av ILO programmet: “Capacity Building for Employers´Organizations on Productivity and Competitiveness”. </text:span></text:span>Oslo: Arbeidsforskningsinstituttet, Andre FoU-artikler 2007. http://www.hioa.no/Om-HiOA/Senter-for-velferds-og-arbeidslivsforskning/AFI/Publikasjoner-AFI/Capacity-Building-for-Employers-Organization-on-Productivity-and-Competitiveness</text:p>
      <text:p text:style-name="publikasjonsliste"><text:span text:style-name="Strong"><text:span text:style-name="T112">Salomon, R., Løvdal, H. &amp; Osmundsen, E., M. (2007): “Workers’ Education Programme on Social Dialogue - Social Dialoge and Youth Employment”. </text:span></text:span>Oslo: Arbeidsforskningsinstituttet, Andre FoU-artikler 2007. http://www.hioa.no/Om-HiOA/Senter-for-velferds-og-arbeidslivsforskning/AFI/Publikasjoner-AFI/Workers-Education-Programme-on-Social-Dialogue-Social-Dialoge-and-Youth-Employment</text:p>
      <text:p text:style-name="publikasjonsliste">Steen, Jørgen Emaus &amp; Steen, Arild H. (2007): Evaluering av Kolslinjen. Oslo: Arbeidsforskningsinstituttet, Andre FoU-artikler 2007. http://www.hioa.no/Om-HiOA/Senter-for-velferds-og-arbeidslivsforskning/AFI/Publikasjoner-AFI/Evaluering-av-Kolslinjen</text:p>
      <text:p text:style-name="publikasjonsliste">Aas, I.H. Monrad (2007): The organizational challenge for health care: from telemedicine and e-health. Oslo: Work Research Institute, <text:span text:style-name="T112">Andre FoU-artikler 2007.</text:span> http://www.hioa.no/Om-HiOA/Senter-for-velferds-og-arbeidslivsforskning/AFI/Publikasjoner-AFI/The-organizational-challenge-for-health-care</text:p>
      <text:p text:style-name="publikasjonsliste">Hilsen, A.I. &amp; Strand, B.E. (red.) (2006): Fortellinger om å få det til: rapport fra Livsfaseprosjektet i privat sektor, et prosjekt under Nasjonalt krafttak for seniorpolitikk i arbeidslivet. Oslo: Arbeidsforskningsinstituttet, Andre FoU-resultater 2006. http://www.hioa.no/Om-HiOA/Senter-for-velferds-og-arbeidslivsforskning/AFI/Publikasjoner-AFI/Fortellinger-om-aa-faa-det-til</text:p>
      <text:p text:style-name="publikasjonsliste">Schafft, A. &amp; Frøyland, K. (2006): Veien til yrkeslivet for personer under legemiddelassistert <text:s/>rehabilitering: evaluering av MARY-prosjektet. Oslo: Arbeidsforskningsinstituttet, Andre FoU-resultater 2006. http://www.hioa.no/Om-HiOA/Senter-for-velferds-og-arbeidslivsforskning/AFI/Publikasjoner-AFI/Veien-til-yrkeslivet-for-personer-under-legemiddelassistert-rehabilitering</text:p>
      <text:p text:style-name="publikasjonsliste"><text:soft-page-break/>Schafft, A. &amp; Spjelkavik, Ø. (2006): Arbeid og psykisk helse: underveisevaluering av Vilje Viser Vei, Storbysatsingen. Oslo: Arbeidsforskningsinstituttet, Andre FoU-resultater 2006. http://www.hioa.no/Om-HiOA/Senter-for-velferds-og-arbeidslivsforskning/AFI/Publikasjoner-AFI/Arbeid-og-psykisk-helse</text:p>
      <text:p text:style-name="publikasjonsliste">Uhrig, B., Evans, M.J., Meijer, K. (eds) (2005): Achievements, results and proposals from the transnational partnership Strategies for inclusion - co-ordinated approaches for quality employment: handbook 3. <text:span text:style-name="T112">Oslo: Work Research Institute, 2005. FoU-</text:span>resultater<text:span text:style-name="T112"> 2005. http://www.hioa.no/Om-HiOA/Senter-for-velferds-og-arbeidslivsforskning/AFI/Publikasjoner-AFI/Achievements-results-and-proposals-from-the-transnational-partnership-Strategies-for-Inclusion-co-ordinated-approaches-for-quality-employment</text:span></text:p>
      <text:p text:style-name="publikasjonsliste"><text:span text:style-name="T33">Hilsen, A. I. og Suseg, H. (2004): Ungdom, motivasjon og muligheter i industribedrifter. Oslo: Arbeidsforskningsinstituttet. FoU-resultater 2004. http://www.hioa.no/Om-HiOA/Senter-for-velferds-og-arbeidslivsforskning/AFI/Publikasjoner-AFI/Ungdom-motivasjon-og-muligheter-i-industribedrifter</text:span></text:p>
      <text:p text:style-name="publikasjonsliste"><text:span text:style-name="T33">Hilsen, A.I., Holstad, K., Hanssen, K.S. (2003): Bedre trygghet i kollektivtransporten. Oslo: Arbeidsforskningsinstituttet. FoU-resultater 2003. http://www.hioa.no/Om-HiOA/Senter-for-velferds-og-arbeidslivsforskning/AFI/Publikasjoner-AFI/Bedre-trygghet-i-kollektivtransporten</text:span></text:p>
      <text:p text:style-name="publikasjonsliste">Uhrig, B., Evans, M.J. (eds) (2003): Strategies for Inclusion - co-ordinated approaches for quality employment  - Phase I. Handbook of good practice. <text:span text:style-name="T33">Oslo, Hønefoss: Arbeidsforskningsinstituttet and Eikli as - grafisk. FoU-resultater 2003. http://www.hioa.no/Om-HiOA/Senter-for-velferds-og-arbeidslivsforskning/AFI/Publikasjoner-AFI/Strategies-for-inclusion-co-ordinated-approaches-for-quality-employment</text:span></text:p>
      <text:p text:style-name="publikasjonsliste">Schafft, A. (2002): New start for ex-offenders in the open labour market: experiences from a Norwegian pilot project. Oslo: Work Research Institute. <text:span text:style-name="T112">FoU-resultater 2002.</text:span> http://www.hioa.no/Om-HiOA/Senter-for-velferds-og-arbeidslivsforskning/AFI/Publikasjoner-AFI/New-start-for-ex-offenders-in-the-open-labour-market3</text:p>
      <text:p text:style-name="publikasjonsliste"><text:span text:style-name="T33">Heen, H., Johansen, G.M., Sørhaug, T. (1998): NORAD - en lærende organisasjon?: rapport fra et prosjekt om institusjonell læring i NORAD. Oslo: Arbeidsforskningsinstituttet. FoU-resultater 1998. http://www.hioa.no/Om-HiOA/Senter-for-velferds-og-arbeidslivsforskning/AFI/Publikasjoner-AFI/NORAD-en-laerende-organisasj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/>
    <style:font-face style:name="Calibri" svg:font-family="Calibri" style:font-family-generic="roman"/>
    <style:font-face style:name="Calibri Light" svg:font-family="'Calibri Light'" style:font-family-generic="roman"/>
    <style:font-face style:name="Garamond" svg:font-family="Garamond" style:font-family-generic="roman"/>
    <style:font-face style:name="Times New Roman" svg:font-family="'Times New Roman'" style:font-family-generic="roman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pt" fo:margin-bottom="7.99pt" loext:contextual-spacing="false" fo:line-height="108%" fo:hyphenation-ladder-count="no-limit" style:text-autospace="ideograph-alpha" style:punctuation-wrap="hanging" style:line-break="strict" style:tab-stop-distance="35.4pt" style:writing-mode="page"/>
      <style:text-properties style:use-window-font-color="true" style:font-name="Calibri" fo:font-size="11pt" fo:language="nb" fo:country="NO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11.99pt" fo:margin-bottom="6.01pt" loext:contextual-spacing="false" fo:line-height="100%" fo:keep-with-next="always" style:punctuation-wrap="hanging" style:vertical-align="baseline"/>
      <style:text-properties style:font-name="Arial" fo:font-family="Arial" style:font-family-generic="roman" fo:font-size="14pt" style:font-name-asian="Times New Roman1" style:font-family-asian="'Times New Roman'" style:font-family-generic-asian="system" style:font-pitch-asian="variable" style:font-size-asian="14pt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2.01pt" fo:margin-bottom="0pt" loext:contextual-spacing="false" fo:keep-together="always" fo:keep-with-next="always"/>
      <style:text-properties fo:color="#1f4d78" style:font-name="Calibri Light" fo:font-family="'Calibri Light'" style:font-family-generic="roman" style:font-name-asian="F" style:font-family-generic-asian="system" style:font-pitch-asian="variable" style:font-name-complex="F" style:font-family-generic-complex="system" style:font-pitch-complex="variable"/>
    </style:style>
    <style:style style:name="publikasjonsliste" style:family="paragraph" style:parent-style-name="Standard" style:default-outline-level="">
      <style:paragraph-properties fo:margin-left="36pt" fo:margin-right="0pt" fo:margin-top="0pt" fo:margin-bottom="11.99pt" loext:contextual-spacing="false" fo:line-height="100%" fo:keep-together="always" fo:text-indent="-36pt" style:auto-text-indent="false" style:punctuation-wrap="hanging" style:vertical-align="baseline">
        <style:tab-stops/>
      </style:paragraph-properties>
      <style:text-properties style:font-name="Trebuchet MS1" fo:font-family="'Trebuchet MS'" style:font-style-name="Regular" style:font-family-generic="swiss" style:font-pitch="variable" fo:font-size="12pt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rapp-notliste" style:family="paragraph" style:parent-style-name="Standard" style:default-outline-level="">
      <style:paragraph-properties fo:margin-left="63.81pt" fo:margin-right="0pt" fo:line-height="100%" fo:text-align="justify" style:justify-single-word="false" fo:text-indent="-63.81pt" style:auto-text-indent="false" style:punctuation-wrap="hanging" style:vertical-align="baseline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Litteratur" style:family="paragraph" style:default-outline-level="">
      <style:paragraph-properties fo:margin-left="0pt" fo:margin-right="0pt" fo:margin-top="0pt" fo:margin-bottom="0pt" loext:contextual-spacing="false" fo:line-height="100%" fo:text-indent="0pt" style:auto-text-indent="false">
        <style:tab-stops>
          <style:tab-stop style:position="0pt"/>
        </style:tab-stops>
      </style:paragraph-properties>
      <style:text-properties fo:font-size="11pt" style:font-size-asian="11pt" style:font-size-complex="12pt"/>
    </style:style>
    <style:style style:name="Body_20_Text_20_Indent_20_3" style:display-name="Body Text Indent 3" style:family="paragraph" style:parent-style-name="Standard" style:default-outline-level="">
      <style:paragraph-properties fo:margin-left="14.14pt" fo:margin-right="0pt" fo:margin-top="0pt" fo:margin-bottom="6.01pt" loext:contextual-spacing="false" fo:text-indent="0pt" style:auto-text-indent="false"/>
      <style:text-properties fo:font-size="8pt" style:font-size-asian="8pt" style:font-size-complex="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36pt" fo:margin-bottom="6.01pt" loext:contextual-spacing="false"/>
      <style:text-properties fo:color="#ff3300" style:font-name="Trebuchet MS" fo:font-family="'Trebuchet MS'" style:font-style-name="Bold" style:font-family-generic="swiss" style:font-pitch="variable" fo:font-size="20pt" fo:font-weight="bold"/>
    </style:style>
    <style:style style:name="Default_20_Paragraph_20_Font" style:display-name="Default Paragraph Font" style:family="text"/>
    <style:style style:name="publikasjonsliste_20_Tegn" style:display-name="publikasjonsliste Tegn" style:family="text" style:parent-style-name="Default_20_Paragraph_20_Font">
      <style:text-properties style:font-name="Times New Roman" fo:font-family="'Times New Roman'" style:font-family-generic="roman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AFI_20_resyme_20_side" style:display-name="AFI resyme sid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fo:font-size="14pt" style:font-name-asian="Times New Roman1" style:font-family-asian="'Times New Roman'" style:font-family-generic-asian="system" style:font-pitch-asian="variable" style:font-size-asian="14pt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stilarial105pt" style:family="text">
      <style:text-properties style:font-name="Times New Roman" fo:font-family="'Times New Roman'" style:font-family-generic="roman" style:font-name-complex="Times New Roman1" style:font-family-complex="'Times New Roman'" style:font-family-generic-complex="system" style:font-pitch-complex="variable"/>
    </style:style>
    <style:style style:name="Litteratur_20_Tegn" style:display-name="Litteratur Tegn" style:family="text">
      <style:text-properties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size-complex="8pt"/>
    </style:style>
    <style:style style:name="Heading_20_6_20_Char" style:display-name="Heading 6 Char" style:family="text" style:parent-style-name="Default_20_Paragraph_20_Font">
      <style:text-properties fo:color="#1f4d78" style:font-name="Calibri Light" fo:font-family="'Calibri Light'" style:font-family-generic="roman" style:font-name-asian="F" style:font-family-generic-asian="system" style:font-pitch-asian="variable" style:font-name-complex="F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70.84pt" fo:margin-bottom="70.84pt" fo:margin-left="70.84pt" fo:margin-right="70.84pt" style:writing-mode="lr-tb" style:layout-grid-color="#c0c0c0" style:layout-grid-lines="38" style:layout-grid-base-height="11.99pt" style:layout-grid-ruby-height="6.01pt" style:layout-grid-mode="none" style:layout-grid-ruby-below="false" style:layout-grid-print="false" style:layout-grid-display="false" style:layout-grid-base-width="10.49pt" style:layout-grid-snap-to="true" style:footnote-max-height="0pt">
        <style:footnote-sep style:width="0.51pt" style:distance-before-sep="2.86pt" style:distance-after-sep="2.86pt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bekka Mong Hansen</meta:initial-creator>
    <dc:creator>Hanson Schmanson</dc:creator>
    <meta:editing-cycles>9</meta:editing-cycles>
    <meta:creation-date>2016-03-22T10:04:00</meta:creation-date>
    <dc:date>2016-05-13T13:55:55.758395454</dc:date>
    <meta:editing-duration>PT17M36S</meta:editing-duration>
    <meta:generator>LibreOffice/5.0.4.2$Linux_X86_64 LibreOffice_project/2b9802c1994aa0b7dc6079e128979269cf95bc78</meta:generator>
    <meta:document-statistic meta:table-count="1" meta:image-count="0" meta:object-count="0" meta:page-count="31" meta:paragraph-count="252" meta:word-count="5634" meta:character-count="80815" meta:non-whitespace-character-count="75387"/>
    <meta:user-defined meta:name="AppVersion">15.0000</meta:user-defined>
    <meta:user-defined meta:name="Company">Høgskolen i Oslo og Akershus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9CA2A187.dotm" xlink:href=""/>
  </office:meta>
</office:document-meta>
</file>